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1.9937in"/>
    </style:style>
    <style:style style:name="co6" style:family="table-column">
      <style:table-column-properties fo:break-before="auto" style:column-width="3.9563in"/>
    </style:style>
    <style:style style:name="co7" style:family="table-column">
      <style:table-column-properties fo:break-before="auto" style:column-width="2.4547in"/>
    </style:style>
    <style:style style:name="ro1" style:family="table-row">
      <style:table-row-properties style:row-height="0.5799in" fo:break-before="auto" style:use-optimal-row-height="fals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Oppsummering av slettede pods</text:p>
          </table:table-cell>
          <table:covered-table-cell table:number-columns-repeated="5"/>
          <table:table-cell/>
        </table:table-row>
        <table:table-row table:style-name="ro2"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Host-maskinens tid i millisekunder</text:p>
          </table:table-cell>
          <table:table-cell table:style-name="ce4" office:value-type="string" calcext:value-type="string">
            <text:p>Teoretisk tid mellom hver forespørsel</text:p>
          </table:table-cell>
          <table:table-cell table:style-name="ce4" office:value-type="string" calcext:value-type="string">
            <text:p>Tid siden siste svar</text:p>
          </table:table-cell>
          <table:table-cell table:style-name="ce3" office:value-type="string" calcext:value-type="string">
            <text:p>DTG fra host-maskinen</text:p>
          </table:table-cell>
          <table:table-cell table:style-name="ce3" office:value-type="string" calcext:value-type="string">
            <text:p>Podnavn</text:p>
          </table:table-cell>
          <table:table-cell/>
        </table:table-row>
        <table:table-row table:style-name="ro3">
          <table:table-cell office:value-type="float" office:value="24642" calcext:value-type="float">
            <text:p>24642</text:p>
          </table:table-cell>
          <table:table-cell office:value-type="float" office:value="1651235155895" calcext:value-type="float">
            <text:p>165123515589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2-04-29 12:25:55.894780</text:p>
          </table:table-cell>
          <table:table-cell office:value-type="string" calcext:value-type="string">
            <text:p>django-applikasjon-58cc7cd4fb-mp8zh</text:p>
          </table:table-cell>
          <table:table-cell/>
        </table:table-row>
        <table:table-row table:style-name="ro3">
          <table:table-cell office:value-type="float" office:value="24643" calcext:value-type="float">
            <text:p>24643</text:p>
          </table:table-cell>
          <table:table-cell office:value-type="float" office:value="1651235155905" calcext:value-type="float">
            <text:p>165123515590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04-29 12:25:55.904621</text:p>
          </table:table-cell>
          <table:table-cell office:value-type="string" calcext:value-type="string">
            <text:p>django-applikasjon-58cc7cd4fb-mp8zh</text:p>
          </table:table-cell>
          <table:table-cell/>
        </table:table-row>
        <table:table-row table:style-name="ro3">
          <table:table-cell office:value-type="float" office:value="24644" calcext:value-type="float">
            <text:p>24644</text:p>
          </table:table-cell>
          <table:table-cell office:value-type="float" office:value="1651235155914" calcext:value-type="float">
            <text:p>165123515591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022-04-29 12:25:55.914143</text:p>
          </table:table-cell>
          <table:table-cell office:value-type="string" calcext:value-type="string">
            <text:p>django-applikasjon-58cc7cd4fb-mp8zh</text:p>
          </table:table-cell>
          <table:table-cell/>
        </table:table-row>
        <table:table-row table:style-name="ro3">
          <table:table-cell office:value-type="float" office:value="24645" calcext:value-type="float">
            <text:p>24645</text:p>
          </table:table-cell>
          <table:table-cell office:value-type="float" office:value="1651235157446" calcext:value-type="float">
            <text:p>165123515744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2022-04-29 12:25:57.446122</text:p>
          </table:table-cell>
          <table:table-cell office:value-type="string" calcext:value-type="string">
            <text:p>django-applikasjon-58cc7cd4fb-j96b5</text:p>
          </table:table-cell>
          <table:table-cell/>
        </table:table-row>
        <table:table-row table:style-name="ro3">
          <table:table-cell office:value-type="float" office:value="24646" calcext:value-type="float">
            <text:p>24646</text:p>
          </table:table-cell>
          <table:table-cell office:value-type="float" office:value="1651235157454" calcext:value-type="float">
            <text:p>165123515745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2-04-29 12:25:57.454298</text:p>
          </table:table-cell>
          <table:table-cell office:value-type="string" calcext:value-type="string">
            <text:p>django-applikasjon-58cc7cd4fb-j96b5</text:p>
          </table:table-cell>
          <table:table-cell/>
        </table:table-row>
        <table:table-row table:style-name="ro3">
          <table:table-cell office:value-type="float" office:value="24647" calcext:value-type="float">
            <text:p>24647</text:p>
          </table:table-cell>
          <table:table-cell office:value-type="float" office:value="1651235157461" calcext:value-type="float">
            <text:p>165123515746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2-04-29 12:25:57.460798</text:p>
          </table:table-cell>
          <table:table-cell office:value-type="string" calcext:value-type="string">
            <text:p>django-applikasjon-58cc7cd4fb-j96b5</text:p>
          </table:table-cell>
          <table:table-cell/>
        </table:table-row>
        <table:table-row table:style-name="ro3">
          <table:table-cell office:value-type="float" office:value="24648" calcext:value-type="float">
            <text:p>24648</text:p>
          </table:table-cell>
          <table:table-cell office:value-type="float" office:value="1651235157483" calcext:value-type="float">
            <text:p>165123515748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2-04-29 12:25:57.482651</text:p>
          </table:table-cell>
          <table:table-cell office:value-type="string" calcext:value-type="string">
            <text:p>django-applikasjon-58cc7cd4fb-j96b5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30530" calcext:value-type="float">
            <text:p>30530</text:p>
          </table:table-cell>
          <table:table-cell office:value-type="float" office:value="1651235186103" calcext:value-type="float">
            <text:p>165123518610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04-29 12:26:26.103203</text:p>
          </table:table-cell>
          <table:table-cell office:value-type="string" calcext:value-type="string">
            <text:p>django-applikasjon-58cc7cd4fb-j96b5</text:p>
          </table:table-cell>
          <table:table-cell/>
        </table:table-row>
        <table:table-row table:style-name="ro3">
          <table:table-cell office:value-type="float" office:value="30531" calcext:value-type="float">
            <text:p>30531</text:p>
          </table:table-cell>
          <table:table-cell office:value-type="float" office:value="1651235186109" calcext:value-type="float">
            <text:p>165123518610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2-04-29 12:26:26.109468</text:p>
          </table:table-cell>
          <table:table-cell office:value-type="string" calcext:value-type="string">
            <text:p>django-applikasjon-58cc7cd4fb-j96b5</text:p>
          </table:table-cell>
          <table:table-cell/>
        </table:table-row>
        <table:table-row table:style-name="ro3">
          <table:table-cell office:value-type="float" office:value="30532" calcext:value-type="float">
            <text:p>30532</text:p>
          </table:table-cell>
          <table:table-cell office:value-type="float" office:value="1651235186116" calcext:value-type="float">
            <text:p>165123518611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2-04-29 12:26:26.115896</text:p>
          </table:table-cell>
          <table:table-cell office:value-type="string" calcext:value-type="string">
            <text:p>django-applikasjon-58cc7cd4fb-j96b5</text:p>
          </table:table-cell>
          <table:table-cell/>
        </table:table-row>
        <table:table-row table:style-name="ro3">
          <table:table-cell office:value-type="float" office:value="30533" calcext:value-type="float">
            <text:p>30533</text:p>
          </table:table-cell>
          <table:table-cell office:value-type="float" office:value="1651235187652" calcext:value-type="float">
            <text:p>165123518765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2022-04-29 12:26:27.652104</text:p>
          </table:table-cell>
          <table:table-cell office:value-type="string" calcext:value-type="string">
            <text:p>django-applikasjon-58cc7cd4fb-v5d2w</text:p>
          </table:table-cell>
          <table:table-cell/>
        </table:table-row>
        <table:table-row table:style-name="ro3">
          <table:table-cell office:value-type="float" office:value="30534" calcext:value-type="float">
            <text:p>30534</text:p>
          </table:table-cell>
          <table:table-cell office:value-type="float" office:value="1651235187660" calcext:value-type="float">
            <text:p>165123518766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2-04-29 12:26:27.660031</text:p>
          </table:table-cell>
          <table:table-cell office:value-type="string" calcext:value-type="string">
            <text:p>django-applikasjon-58cc7cd4fb-v5d2w</text:p>
          </table:table-cell>
          <table:table-cell/>
        </table:table-row>
        <table:table-row table:style-name="ro3">
          <table:table-cell office:value-type="float" office:value="30535" calcext:value-type="float">
            <text:p>30535</text:p>
          </table:table-cell>
          <table:table-cell office:value-type="float" office:value="1651235187666" calcext:value-type="float">
            <text:p>165123518766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2-04-29 12:26:27.665920</text:p>
          </table:table-cell>
          <table:table-cell office:value-type="string" calcext:value-type="string">
            <text:p>django-applikasjon-58cc7cd4fb-v5d2w</text:p>
          </table:table-cell>
          <table:table-cell/>
        </table:table-row>
        <table:table-row table:style-name="ro3">
          <table:table-cell office:value-type="float" office:value="30536" calcext:value-type="float">
            <text:p>30536</text:p>
          </table:table-cell>
          <table:table-cell office:value-type="float" office:value="1651235187672" calcext:value-type="float">
            <text:p>165123518767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2-04-29 12:26:27.671796</text:p>
          </table:table-cell>
          <table:table-cell office:value-type="string" calcext:value-type="string">
            <text:p>django-applikasjon-58cc7cd4fb-v5d2w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36424" calcext:value-type="float">
            <text:p>36424</text:p>
          </table:table-cell>
          <table:table-cell office:value-type="float" office:value="1651235216206" calcext:value-type="float">
            <text:p>16512352162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2-04-29 12:26:56.206293</text:p>
          </table:table-cell>
          <table:table-cell office:value-type="string" calcext:value-type="string">
            <text:p>django-applikasjon-58cc7cd4fb-v5d2w</text:p>
          </table:table-cell>
          <table:table-cell/>
        </table:table-row>
        <table:table-row table:style-name="ro3">
          <table:table-cell office:value-type="float" office:value="36425" calcext:value-type="float">
            <text:p>36425</text:p>
          </table:table-cell>
          <table:table-cell office:value-type="float" office:value="1651235216219" calcext:value-type="float">
            <text:p>165123521621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2-04-29 12:26:56.218865</text:p>
          </table:table-cell>
          <table:table-cell office:value-type="string" calcext:value-type="string">
            <text:p>django-applikasjon-58cc7cd4fb-v5d2w</text:p>
          </table:table-cell>
          <table:table-cell/>
        </table:table-row>
        <table:table-row table:style-name="ro3">
          <table:table-cell office:value-type="float" office:value="36426" calcext:value-type="float">
            <text:p>36426</text:p>
          </table:table-cell>
          <table:table-cell office:value-type="float" office:value="1651235216227" calcext:value-type="float">
            <text:p>165123521622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2-04-29 12:26:56.227173</text:p>
          </table:table-cell>
          <table:table-cell office:value-type="string" calcext:value-type="string">
            <text:p>django-applikasjon-58cc7cd4fb-v5d2w</text:p>
          </table:table-cell>
          <table:table-cell/>
        </table:table-row>
        <table:table-row table:style-name="ro3">
          <table:table-cell office:value-type="float" office:value="36427" calcext:value-type="float">
            <text:p>36427</text:p>
          </table:table-cell>
          <table:table-cell office:value-type="float" office:value="1651235218278" calcext:value-type="float">
            <text:p>165123521827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51" calcext:value-type="float">
            <text:p>2051</text:p>
          </table:table-cell>
          <table:table-cell office:value-type="string" calcext:value-type="string">
            <text:p>2022-04-29 12:26:58.278435</text:p>
          </table:table-cell>
          <table:table-cell office:value-type="string" calcext:value-type="string">
            <text:p>django-applikasjon-58cc7cd4fb-dw2ml</text:p>
          </table:table-cell>
          <table:table-cell/>
        </table:table-row>
        <table:table-row table:style-name="ro3">
          <table:table-cell office:value-type="float" office:value="36428" calcext:value-type="float">
            <text:p>36428</text:p>
          </table:table-cell>
          <table:table-cell office:value-type="float" office:value="1651235218292" calcext:value-type="float">
            <text:p>165123521829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2-04-29 12:26:58.291864</text:p>
          </table:table-cell>
          <table:table-cell office:value-type="string" calcext:value-type="string">
            <text:p>django-applikasjon-58cc7cd4fb-dw2ml</text:p>
          </table:table-cell>
          <table:table-cell/>
        </table:table-row>
        <table:table-row table:style-name="ro3">
          <table:table-cell office:value-type="float" office:value="36429" calcext:value-type="float">
            <text:p>36429</text:p>
          </table:table-cell>
          <table:table-cell office:value-type="float" office:value="1651235218297" calcext:value-type="float">
            <text:p>165123521829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26:58.296741</text:p>
          </table:table-cell>
          <table:table-cell office:value-type="string" calcext:value-type="string">
            <text:p>django-applikasjon-58cc7cd4fb-dw2ml</text:p>
          </table:table-cell>
          <table:table-cell/>
        </table:table-row>
        <table:table-row table:style-name="ro3">
          <table:table-cell office:value-type="float" office:value="36430" calcext:value-type="float">
            <text:p>36430</text:p>
          </table:table-cell>
          <table:table-cell office:value-type="float" office:value="1651235218301" calcext:value-type="float">
            <text:p>165123521830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2-04-29 12:26:58.301485</text:p>
          </table:table-cell>
          <table:table-cell office:value-type="string" calcext:value-type="string">
            <text:p>django-applikasjon-58cc7cd4fb-dw2ml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42227" calcext:value-type="float">
            <text:p>42227</text:p>
          </table:table-cell>
          <table:table-cell office:value-type="float" office:value="1651235246359" calcext:value-type="float">
            <text:p>165123524635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2-04-29 12:27:26.359092</text:p>
          </table:table-cell>
          <table:table-cell office:value-type="string" calcext:value-type="string">
            <text:p>django-applikasjon-58cc7cd4fb-dw2ml</text:p>
          </table:table-cell>
          <table:table-cell/>
        </table:table-row>
        <table:table-row table:style-name="ro3">
          <table:table-cell office:value-type="float" office:value="42228" calcext:value-type="float">
            <text:p>42228</text:p>
          </table:table-cell>
          <table:table-cell office:value-type="float" office:value="1651235246394" calcext:value-type="float">
            <text:p>165123524639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22-04-29 12:27:26.393732</text:p>
          </table:table-cell>
          <table:table-cell office:value-type="string" calcext:value-type="string">
            <text:p>django-applikasjon-58cc7cd4fb-dw2ml</text:p>
          </table:table-cell>
          <table:table-cell/>
        </table:table-row>
        <table:table-row table:style-name="ro3">
          <table:table-cell office:value-type="float" office:value="42229" calcext:value-type="float">
            <text:p>42229</text:p>
          </table:table-cell>
          <table:table-cell office:value-type="float" office:value="1651235246404" calcext:value-type="float">
            <text:p>165123524640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04-29 12:27:26.403497</text:p>
          </table:table-cell>
          <table:table-cell office:value-type="string" calcext:value-type="string">
            <text:p>django-applikasjon-58cc7cd4fb-dw2ml</text:p>
          </table:table-cell>
          <table:table-cell/>
        </table:table-row>
        <table:table-row table:style-name="ro3">
          <table:table-cell office:value-type="float" office:value="42230" calcext:value-type="float">
            <text:p>42230</text:p>
          </table:table-cell>
          <table:table-cell office:value-type="float" office:value="1651235248451" calcext:value-type="float">
            <text:p>165123524845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2022-04-29 12:27:28.451463</text:p>
          </table:table-cell>
          <table:table-cell office:value-type="string" calcext:value-type="string">
            <text:p>django-applikasjon-58cc7cd4fb-h27fg</text:p>
          </table:table-cell>
          <table:table-cell/>
        </table:table-row>
        <table:table-row table:style-name="ro3">
          <table:table-cell office:value-type="float" office:value="42231" calcext:value-type="float">
            <text:p>42231</text:p>
          </table:table-cell>
          <table:table-cell office:value-type="float" office:value="1651235248473" calcext:value-type="float">
            <text:p>165123524847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22-04-29 12:27:28.472715</text:p>
          </table:table-cell>
          <table:table-cell office:value-type="string" calcext:value-type="string">
            <text:p>django-applikasjon-58cc7cd4fb-h27fg</text:p>
          </table:table-cell>
          <table:table-cell/>
        </table:table-row>
        <table:table-row table:style-name="ro3">
          <table:table-cell office:value-type="float" office:value="42232" calcext:value-type="float">
            <text:p>42232</text:p>
          </table:table-cell>
          <table:table-cell office:value-type="float" office:value="1651235248485" calcext:value-type="float">
            <text:p>165123524848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2-04-29 12:27:28.485257</text:p>
          </table:table-cell>
          <table:table-cell office:value-type="string" calcext:value-type="string">
            <text:p>django-applikasjon-58cc7cd4fb-h27fg</text:p>
          </table:table-cell>
          <table:table-cell/>
        </table:table-row>
        <table:table-row table:style-name="ro3">
          <table:table-cell office:value-type="float" office:value="42233" calcext:value-type="float">
            <text:p>42233</text:p>
          </table:table-cell>
          <table:table-cell office:value-type="float" office:value="1651235248498" calcext:value-type="float">
            <text:p>165123524849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022-04-29 12:27:28.497589</text:p>
          </table:table-cell>
          <table:table-cell office:value-type="string" calcext:value-type="string">
            <text:p>django-applikasjon-58cc7cd4fb-h27fg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48023" calcext:value-type="float">
            <text:p>48023</text:p>
          </table:table-cell>
          <table:table-cell office:value-type="float" office:value="1651235276524" calcext:value-type="float">
            <text:p>165123527652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2-04-29 12:27:56.524079</text:p>
          </table:table-cell>
          <table:table-cell office:value-type="string" calcext:value-type="string">
            <text:p>django-applikasjon-58cc7cd4fb-h27fg</text:p>
          </table:table-cell>
          <table:table-cell/>
        </table:table-row>
        <table:table-row table:style-name="ro3">
          <table:table-cell office:value-type="float" office:value="48024" calcext:value-type="float">
            <text:p>48024</text:p>
          </table:table-cell>
          <table:table-cell office:value-type="float" office:value="1651235276591" calcext:value-type="float">
            <text:p>165123527659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2022-04-29 12:27:56.590749</text:p>
          </table:table-cell>
          <table:table-cell office:value-type="string" calcext:value-type="string">
            <text:p>django-applikasjon-58cc7cd4fb-h27fg</text:p>
          </table:table-cell>
          <table:table-cell/>
        </table:table-row>
        <table:table-row table:style-name="ro3">
          <table:table-cell office:value-type="float" office:value="48025" calcext:value-type="float">
            <text:p>48025</text:p>
          </table:table-cell>
          <table:table-cell office:value-type="float" office:value="1651235276610" calcext:value-type="float">
            <text:p>165123527661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022-04-29 12:27:56.609929</text:p>
          </table:table-cell>
          <table:table-cell office:value-type="string" calcext:value-type="string">
            <text:p>django-applikasjon-58cc7cd4fb-h27fg</text:p>
          </table:table-cell>
          <table:table-cell/>
        </table:table-row>
        <table:table-row table:style-name="ro3">
          <table:table-cell office:value-type="float" office:value="48026" calcext:value-type="float">
            <text:p>48026</text:p>
          </table:table-cell>
          <table:table-cell office:value-type="float" office:value="1651235278651" calcext:value-type="float">
            <text:p>165123527865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2022-04-29 12:27:58.651405</text:p>
          </table:table-cell>
          <table:table-cell office:value-type="string" calcext:value-type="string">
            <text:p>django-applikasjon-58cc7cd4fb-6htn6</text:p>
          </table:table-cell>
          <table:table-cell/>
        </table:table-row>
        <table:table-row table:style-name="ro3">
          <table:table-cell office:value-type="float" office:value="48027" calcext:value-type="float">
            <text:p>48027</text:p>
          </table:table-cell>
          <table:table-cell office:value-type="float" office:value="1651235278657" calcext:value-type="float">
            <text:p>165123527865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2-04-29 12:27:58.656875</text:p>
          </table:table-cell>
          <table:table-cell office:value-type="string" calcext:value-type="string">
            <text:p>django-applikasjon-58cc7cd4fb-6htn6</text:p>
          </table:table-cell>
          <table:table-cell/>
        </table:table-row>
        <table:table-row table:style-name="ro3">
          <table:table-cell office:value-type="float" office:value="48028" calcext:value-type="float">
            <text:p>48028</text:p>
          </table:table-cell>
          <table:table-cell office:value-type="float" office:value="1651235278662" calcext:value-type="float">
            <text:p>165123527866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27:58.661896</text:p>
          </table:table-cell>
          <table:table-cell office:value-type="string" calcext:value-type="string">
            <text:p>django-applikasjon-58cc7cd4fb-6htn6</text:p>
          </table:table-cell>
          <table:table-cell/>
        </table:table-row>
        <table:table-row table:style-name="ro3">
          <table:table-cell office:value-type="float" office:value="48029" calcext:value-type="float">
            <text:p>48029</text:p>
          </table:table-cell>
          <table:table-cell office:value-type="float" office:value="1651235278667" calcext:value-type="float">
            <text:p>165123527866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27:58.666655</text:p>
          </table:table-cell>
          <table:table-cell office:value-type="string" calcext:value-type="string">
            <text:p>django-applikasjon-58cc7cd4fb-6htn6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53681" calcext:value-type="float">
            <text:p>53681</text:p>
          </table:table-cell>
          <table:table-cell office:value-type="float" office:value="1651235306686" calcext:value-type="float">
            <text:p>165123530668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22-04-29 12:28:26.685802</text:p>
          </table:table-cell>
          <table:table-cell office:value-type="string" calcext:value-type="string">
            <text:p>django-applikasjon-58cc7cd4fb-6htn6</text:p>
          </table:table-cell>
          <table:table-cell/>
        </table:table-row>
        <table:table-row table:style-name="ro3">
          <table:table-cell office:value-type="float" office:value="53682" calcext:value-type="float">
            <text:p>53682</text:p>
          </table:table-cell>
          <table:table-cell office:value-type="float" office:value="1651235306697" calcext:value-type="float">
            <text:p>165123530669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2-04-29 12:28:26.697480</text:p>
          </table:table-cell>
          <table:table-cell office:value-type="string" calcext:value-type="string">
            <text:p>django-applikasjon-58cc7cd4fb-6htn6</text:p>
          </table:table-cell>
          <table:table-cell/>
        </table:table-row>
        <table:table-row table:style-name="ro3">
          <table:table-cell office:value-type="float" office:value="53683" calcext:value-type="float">
            <text:p>53683</text:p>
          </table:table-cell>
          <table:table-cell office:value-type="float" office:value="1651235306705" calcext:value-type="float">
            <text:p>165123530670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22-04-29 12:28:26.705046</text:p>
          </table:table-cell>
          <table:table-cell office:value-type="string" calcext:value-type="string">
            <text:p>django-applikasjon-58cc7cd4fb-6htn6</text:p>
          </table:table-cell>
          <table:table-cell/>
        </table:table-row>
        <table:table-row table:style-name="ro3">
          <table:table-cell office:value-type="float" office:value="53684" calcext:value-type="float">
            <text:p>53684</text:p>
          </table:table-cell>
          <table:table-cell office:value-type="float" office:value="1651235308772" calcext:value-type="float">
            <text:p>165123530877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2022-04-29 12:28:28.772261</text:p>
          </table:table-cell>
          <table:table-cell office:value-type="string" calcext:value-type="string">
            <text:p>django-applikasjon-58cc7cd4fb-5cczj</text:p>
          </table:table-cell>
          <table:table-cell/>
        </table:table-row>
        <table:table-row table:style-name="ro3">
          <table:table-cell office:value-type="float" office:value="53685" calcext:value-type="float">
            <text:p>53685</text:p>
          </table:table-cell>
          <table:table-cell office:value-type="float" office:value="1651235308788" calcext:value-type="float">
            <text:p>165123530878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2-04-29 12:28:28.787890</text:p>
          </table:table-cell>
          <table:table-cell office:value-type="string" calcext:value-type="string">
            <text:p>django-applikasjon-58cc7cd4fb-5cczj</text:p>
          </table:table-cell>
          <table:table-cell/>
        </table:table-row>
        <table:table-row table:style-name="ro3">
          <table:table-cell office:value-type="float" office:value="53686" calcext:value-type="float">
            <text:p>53686</text:p>
          </table:table-cell>
          <table:table-cell office:value-type="float" office:value="1651235308799" calcext:value-type="float">
            <text:p>165123530879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2-04-29 12:28:28.798781</text:p>
          </table:table-cell>
          <table:table-cell office:value-type="string" calcext:value-type="string">
            <text:p>django-applikasjon-58cc7cd4fb-5cczj</text:p>
          </table:table-cell>
          <table:table-cell/>
        </table:table-row>
        <table:table-row table:style-name="ro3">
          <table:table-cell office:value-type="float" office:value="53687" calcext:value-type="float">
            <text:p>53687</text:p>
          </table:table-cell>
          <table:table-cell office:value-type="float" office:value="1651235308811" calcext:value-type="float">
            <text:p>165123530881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2-04-29 12:28:28.810541</text:p>
          </table:table-cell>
          <table:table-cell office:value-type="string" calcext:value-type="string">
            <text:p>django-applikasjon-58cc7cd4fb-5cczj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59458" calcext:value-type="float">
            <text:p>59458</text:p>
          </table:table-cell>
          <table:table-cell office:value-type="float" office:value="1651235336820" calcext:value-type="float">
            <text:p>165123533682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2-04-29 12:28:56.820178</text:p>
          </table:table-cell>
          <table:table-cell office:value-type="string" calcext:value-type="string">
            <text:p>django-applikasjon-58cc7cd4fb-5cczj</text:p>
          </table:table-cell>
          <table:table-cell/>
        </table:table-row>
        <table:table-row table:style-name="ro3">
          <table:table-cell office:value-type="float" office:value="59459" calcext:value-type="float">
            <text:p>59459</text:p>
          </table:table-cell>
          <table:table-cell office:value-type="float" office:value="1651235336884" calcext:value-type="float">
            <text:p>165123533688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022-04-29 12:28:56.884211</text:p>
          </table:table-cell>
          <table:table-cell office:value-type="string" calcext:value-type="string">
            <text:p>django-applikasjon-58cc7cd4fb-5cczj</text:p>
          </table:table-cell>
          <table:table-cell/>
        </table:table-row>
        <table:table-row table:style-name="ro3">
          <table:table-cell office:value-type="float" office:value="59460" calcext:value-type="float">
            <text:p>59460</text:p>
          </table:table-cell>
          <table:table-cell office:value-type="float" office:value="1651235336905" calcext:value-type="float">
            <text:p>165123533690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22-04-29 12:28:56.904724</text:p>
          </table:table-cell>
          <table:table-cell office:value-type="string" calcext:value-type="string">
            <text:p>django-applikasjon-58cc7cd4fb-5cczj</text:p>
          </table:table-cell>
          <table:table-cell/>
        </table:table-row>
        <table:table-row table:style-name="ro3">
          <table:table-cell office:value-type="float" office:value="59461" calcext:value-type="float">
            <text:p>59461</text:p>
          </table:table-cell>
          <table:table-cell office:value-type="float" office:value="1651235338972" calcext:value-type="float">
            <text:p>165123533897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67" calcext:value-type="float">
            <text:p>2067</text:p>
          </table:table-cell>
          <table:table-cell office:value-type="string" calcext:value-type="string">
            <text:p>2022-04-29 12:28:58.972099</text:p>
          </table:table-cell>
          <table:table-cell office:value-type="string" calcext:value-type="string">
            <text:p>django-applikasjon-58cc7cd4fb-782ts</text:p>
          </table:table-cell>
          <table:table-cell/>
        </table:table-row>
        <table:table-row table:style-name="ro3">
          <table:table-cell office:value-type="float" office:value="59462" calcext:value-type="float">
            <text:p>59462</text:p>
          </table:table-cell>
          <table:table-cell office:value-type="float" office:value="1651235338978" calcext:value-type="float">
            <text:p>165123533897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2-04-29 12:28:58.977606</text:p>
          </table:table-cell>
          <table:table-cell office:value-type="string" calcext:value-type="string">
            <text:p>django-applikasjon-58cc7cd4fb-782ts</text:p>
          </table:table-cell>
          <table:table-cell/>
        </table:table-row>
        <table:table-row table:style-name="ro3">
          <table:table-cell office:value-type="float" office:value="59463" calcext:value-type="float">
            <text:p>59463</text:p>
          </table:table-cell>
          <table:table-cell office:value-type="float" office:value="1651235338983" calcext:value-type="float">
            <text:p>165123533898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28:58.983117</text:p>
          </table:table-cell>
          <table:table-cell office:value-type="string" calcext:value-type="string">
            <text:p>django-applikasjon-58cc7cd4fb-782ts</text:p>
          </table:table-cell>
          <table:table-cell/>
        </table:table-row>
        <table:table-row table:style-name="ro3">
          <table:table-cell office:value-type="float" office:value="59464" calcext:value-type="float">
            <text:p>59464</text:p>
          </table:table-cell>
          <table:table-cell office:value-type="float" office:value="1651235338988" calcext:value-type="float">
            <text:p>165123533898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28:58.988305</text:p>
          </table:table-cell>
          <table:table-cell office:value-type="string" calcext:value-type="string">
            <text:p>django-applikasjon-58cc7cd4fb-782ts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65253" calcext:value-type="float">
            <text:p>65253</text:p>
          </table:table-cell>
          <table:table-cell office:value-type="float" office:value="1651235366967" calcext:value-type="float">
            <text:p>165123536696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2-04-29 12:29:26.966680</text:p>
          </table:table-cell>
          <table:table-cell office:value-type="string" calcext:value-type="string">
            <text:p>django-applikasjon-58cc7cd4fb-782ts</text:p>
          </table:table-cell>
          <table:table-cell/>
        </table:table-row>
        <table:table-row table:style-name="ro3">
          <table:table-cell office:value-type="float" office:value="65254" calcext:value-type="float">
            <text:p>65254</text:p>
          </table:table-cell>
          <table:table-cell office:value-type="float" office:value="1651235366997" calcext:value-type="float">
            <text:p>165123536699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22-04-29 12:29:26.997059</text:p>
          </table:table-cell>
          <table:table-cell office:value-type="string" calcext:value-type="string">
            <text:p>django-applikasjon-58cc7cd4fb-782ts</text:p>
          </table:table-cell>
          <table:table-cell/>
        </table:table-row>
        <table:table-row table:style-name="ro3">
          <table:table-cell office:value-type="float" office:value="65255" calcext:value-type="float">
            <text:p>65255</text:p>
          </table:table-cell>
          <table:table-cell office:value-type="float" office:value="1651235367014" calcext:value-type="float">
            <text:p>165123536701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2-04-29 12:29:27.014258</text:p>
          </table:table-cell>
          <table:table-cell office:value-type="string" calcext:value-type="string">
            <text:p>django-applikasjon-58cc7cd4fb-782ts</text:p>
          </table:table-cell>
          <table:table-cell/>
        </table:table-row>
        <table:table-row table:style-name="ro3">
          <table:table-cell office:value-type="float" office:value="65256" calcext:value-type="float">
            <text:p>65256</text:p>
          </table:table-cell>
          <table:table-cell office:value-type="float" office:value="1651235369052" calcext:value-type="float">
            <text:p>165123536905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2022-04-29 12:29:29.051504</text:p>
          </table:table-cell>
          <table:table-cell office:value-type="string" calcext:value-type="string">
            <text:p>django-applikasjon-58cc7cd4fb-grlwh</text:p>
          </table:table-cell>
          <table:table-cell/>
        </table:table-row>
        <table:table-row table:style-name="ro3">
          <table:table-cell office:value-type="float" office:value="65257" calcext:value-type="float">
            <text:p>65257</text:p>
          </table:table-cell>
          <table:table-cell office:value-type="float" office:value="1651235369068" calcext:value-type="float">
            <text:p>165123536906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2-04-29 12:29:29.067995</text:p>
          </table:table-cell>
          <table:table-cell office:value-type="string" calcext:value-type="string">
            <text:p>django-applikasjon-58cc7cd4fb-grlwh</text:p>
          </table:table-cell>
          <table:table-cell/>
        </table:table-row>
        <table:table-row table:style-name="ro3">
          <table:table-cell office:value-type="float" office:value="65258" calcext:value-type="float">
            <text:p>65258</text:p>
          </table:table-cell>
          <table:table-cell office:value-type="float" office:value="1651235369073" calcext:value-type="float">
            <text:p>165123536907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29:29.073203</text:p>
          </table:table-cell>
          <table:table-cell office:value-type="string" calcext:value-type="string">
            <text:p>django-applikasjon-58cc7cd4fb-grlwh</text:p>
          </table:table-cell>
          <table:table-cell/>
        </table:table-row>
        <table:table-row table:style-name="ro3">
          <table:table-cell office:value-type="float" office:value="65259" calcext:value-type="float">
            <text:p>65259</text:p>
          </table:table-cell>
          <table:table-cell office:value-type="float" office:value="1651235369078" calcext:value-type="float">
            <text:p>165123536907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29:29.078102</text:p>
          </table:table-cell>
          <table:table-cell office:value-type="string" calcext:value-type="string">
            <text:p>django-applikasjon-58cc7cd4fb-grlwh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71060" calcext:value-type="float">
            <text:p>71060</text:p>
          </table:table-cell>
          <table:table-cell office:value-type="float" office:value="1651235397152" calcext:value-type="float">
            <text:p>165123539715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04-29 12:29:57.152280</text:p>
          </table:table-cell>
          <table:table-cell office:value-type="string" calcext:value-type="string">
            <text:p>django-applikasjon-58cc7cd4fb-grlwh</text:p>
          </table:table-cell>
          <table:table-cell/>
        </table:table-row>
        <table:table-row table:style-name="ro3">
          <table:table-cell office:value-type="float" office:value="71061" calcext:value-type="float">
            <text:p>71061</text:p>
          </table:table-cell>
          <table:table-cell office:value-type="float" office:value="1651235397186" calcext:value-type="float">
            <text:p>165123539718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022-04-29 12:29:57.186253</text:p>
          </table:table-cell>
          <table:table-cell office:value-type="string" calcext:value-type="string">
            <text:p>django-applikasjon-58cc7cd4fb-grlwh</text:p>
          </table:table-cell>
          <table:table-cell/>
        </table:table-row>
        <table:table-row table:style-name="ro3">
          <table:table-cell office:value-type="float" office:value="71062" calcext:value-type="float">
            <text:p>71062</text:p>
          </table:table-cell>
          <table:table-cell office:value-type="float" office:value="1651235397202" calcext:value-type="float">
            <text:p>165123539720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22-04-29 12:29:57.202484</text:p>
          </table:table-cell>
          <table:table-cell office:value-type="string" calcext:value-type="string">
            <text:p>django-applikasjon-58cc7cd4fb-grlwh</text:p>
          </table:table-cell>
          <table:table-cell/>
        </table:table-row>
        <table:table-row table:style-name="ro3">
          <table:table-cell office:value-type="float" office:value="71063" calcext:value-type="float">
            <text:p>71063</text:p>
          </table:table-cell>
          <table:table-cell office:value-type="float" office:value="1651235399264" calcext:value-type="float">
            <text:p>165123539926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2022-04-29 12:29:59.263994</text:p>
          </table:table-cell>
          <table:table-cell office:value-type="string" calcext:value-type="string">
            <text:p>django-applikasjon-58cc7cd4fb-rmfx2</text:p>
          </table:table-cell>
          <table:table-cell/>
        </table:table-row>
        <table:table-row table:style-name="ro3">
          <table:table-cell office:value-type="float" office:value="71064" calcext:value-type="float">
            <text:p>71064</text:p>
          </table:table-cell>
          <table:table-cell office:value-type="float" office:value="1651235399269" calcext:value-type="float">
            <text:p>165123539926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29:59.269431</text:p>
          </table:table-cell>
          <table:table-cell office:value-type="string" calcext:value-type="string">
            <text:p>django-applikasjon-58cc7cd4fb-rmfx2</text:p>
          </table:table-cell>
          <table:table-cell/>
        </table:table-row>
        <table:table-row table:style-name="ro3">
          <table:table-cell office:value-type="float" office:value="71065" calcext:value-type="float">
            <text:p>71065</text:p>
          </table:table-cell>
          <table:table-cell office:value-type="float" office:value="1651235399274" calcext:value-type="float">
            <text:p>165123539927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29:59.274364</text:p>
          </table:table-cell>
          <table:table-cell office:value-type="string" calcext:value-type="string">
            <text:p>django-applikasjon-58cc7cd4fb-rmfx2</text:p>
          </table:table-cell>
          <table:table-cell/>
        </table:table-row>
        <table:table-row table:style-name="ro3">
          <table:table-cell office:value-type="float" office:value="71066" calcext:value-type="float">
            <text:p>71066</text:p>
          </table:table-cell>
          <table:table-cell office:value-type="float" office:value="1651235399279" calcext:value-type="float">
            <text:p>165123539927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29:59.279101</text:p>
          </table:table-cell>
          <table:table-cell office:value-type="string" calcext:value-type="string">
            <text:p>django-applikasjon-58cc7cd4fb-rmfx2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76853" calcext:value-type="float">
            <text:p>76853</text:p>
          </table:table-cell>
          <table:table-cell office:value-type="float" office:value="1651235427329" calcext:value-type="float">
            <text:p>165123542732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04-29 12:30:27.329235</text:p>
          </table:table-cell>
          <table:table-cell office:value-type="string" calcext:value-type="string">
            <text:p>django-applikasjon-58cc7cd4fb-rmfx2</text:p>
          </table:table-cell>
          <table:table-cell/>
        </table:table-row>
        <table:table-row table:style-name="ro3">
          <table:table-cell office:value-type="float" office:value="76854" calcext:value-type="float">
            <text:p>76854</text:p>
          </table:table-cell>
          <table:table-cell office:value-type="float" office:value="1651235427398" calcext:value-type="float">
            <text:p>165123542739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2-04-29 12:30:27.398474</text:p>
          </table:table-cell>
          <table:table-cell office:value-type="string" calcext:value-type="string">
            <text:p>django-applikasjon-58cc7cd4fb-rmfx2</text:p>
          </table:table-cell>
          <table:table-cell/>
        </table:table-row>
        <table:table-row table:style-name="ro3">
          <table:table-cell office:value-type="float" office:value="76855" calcext:value-type="float">
            <text:p>76855</text:p>
          </table:table-cell>
          <table:table-cell office:value-type="float" office:value="1651235427485" calcext:value-type="float">
            <text:p>165123542748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022-04-29 12:30:27.484789</text:p>
          </table:table-cell>
          <table:table-cell office:value-type="string" calcext:value-type="string">
            <text:p>django-applikasjon-58cc7cd4fb-rmfx2</text:p>
          </table:table-cell>
          <table:table-cell/>
        </table:table-row>
        <table:table-row table:style-name="ro3">
          <table:table-cell office:value-type="float" office:value="76856" calcext:value-type="float">
            <text:p>76856</text:p>
          </table:table-cell>
          <table:table-cell office:value-type="float" office:value="1651235429535" calcext:value-type="float">
            <text:p>165123542953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2022-04-29 12:30:29.534694</text:p>
          </table:table-cell>
          <table:table-cell office:value-type="string" calcext:value-type="string">
            <text:p>django-applikasjon-58cc7cd4fb-fgwdw</text:p>
          </table:table-cell>
          <table:table-cell/>
        </table:table-row>
        <table:table-row table:style-name="ro3">
          <table:table-cell office:value-type="float" office:value="76857" calcext:value-type="float">
            <text:p>76857</text:p>
          </table:table-cell>
          <table:table-cell office:value-type="float" office:value="1651235429540" calcext:value-type="float">
            <text:p>165123542954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30:29.540266</text:p>
          </table:table-cell>
          <table:table-cell office:value-type="string" calcext:value-type="string">
            <text:p>django-applikasjon-58cc7cd4fb-fgwdw</text:p>
          </table:table-cell>
          <table:table-cell/>
        </table:table-row>
        <table:table-row table:style-name="ro3">
          <table:table-cell office:value-type="float" office:value="76858" calcext:value-type="float">
            <text:p>76858</text:p>
          </table:table-cell>
          <table:table-cell office:value-type="float" office:value="1651235429545" calcext:value-type="float">
            <text:p>165123542954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30:29.545284</text:p>
          </table:table-cell>
          <table:table-cell office:value-type="string" calcext:value-type="string">
            <text:p>django-applikasjon-58cc7cd4fb-fgwdw</text:p>
          </table:table-cell>
          <table:table-cell/>
        </table:table-row>
        <table:table-row table:style-name="ro3">
          <table:table-cell office:value-type="float" office:value="76859" calcext:value-type="float">
            <text:p>76859</text:p>
          </table:table-cell>
          <table:table-cell office:value-type="float" office:value="1651235429550" calcext:value-type="float">
            <text:p>165123542955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30:29.550198</text:p>
          </table:table-cell>
          <table:table-cell office:value-type="string" calcext:value-type="string">
            <text:p>django-applikasjon-58cc7cd4fb-fgwdw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82627" calcext:value-type="float">
            <text:p>82627</text:p>
          </table:table-cell>
          <table:table-cell office:value-type="float" office:value="1651235457520" calcext:value-type="float">
            <text:p>165123545752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2-04-29 12:30:57.519646</text:p>
          </table:table-cell>
          <table:table-cell office:value-type="string" calcext:value-type="string">
            <text:p>django-applikasjon-58cc7cd4fb-fgwdw</text:p>
          </table:table-cell>
          <table:table-cell/>
        </table:table-row>
        <table:table-row table:style-name="ro3">
          <table:table-cell office:value-type="float" office:value="82628" calcext:value-type="float">
            <text:p>82628</text:p>
          </table:table-cell>
          <table:table-cell office:value-type="float" office:value="1651235457589" calcext:value-type="float">
            <text:p>165123545758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2022-04-29 12:30:57.589108</text:p>
          </table:table-cell>
          <table:table-cell office:value-type="string" calcext:value-type="string">
            <text:p>django-applikasjon-58cc7cd4fb-fgwdw</text:p>
          </table:table-cell>
          <table:table-cell/>
        </table:table-row>
        <table:table-row table:style-name="ro3">
          <table:table-cell office:value-type="float" office:value="82629" calcext:value-type="float">
            <text:p>82629</text:p>
          </table:table-cell>
          <table:table-cell office:value-type="float" office:value="1651235457603" calcext:value-type="float">
            <text:p>165123545760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2-04-29 12:30:57.603145</text:p>
          </table:table-cell>
          <table:table-cell office:value-type="string" calcext:value-type="string">
            <text:p>django-applikasjon-58cc7cd4fb-fgwdw</text:p>
          </table:table-cell>
          <table:table-cell/>
        </table:table-row>
        <table:table-row table:style-name="ro3">
          <table:table-cell office:value-type="float" office:value="82630" calcext:value-type="float">
            <text:p>82630</text:p>
          </table:table-cell>
          <table:table-cell office:value-type="float" office:value="1651235459652" calcext:value-type="float">
            <text:p>165123545965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49" calcext:value-type="float">
            <text:p>2049</text:p>
          </table:table-cell>
          <table:table-cell office:value-type="string" calcext:value-type="string">
            <text:p>2022-04-29 12:30:59.652246</text:p>
          </table:table-cell>
          <table:table-cell office:value-type="string" calcext:value-type="string">
            <text:p>django-applikasjon-58cc7cd4fb-f98kp</text:p>
          </table:table-cell>
          <table:table-cell/>
        </table:table-row>
        <table:table-row table:style-name="ro3">
          <table:table-cell office:value-type="float" office:value="82631" calcext:value-type="float">
            <text:p>82631</text:p>
          </table:table-cell>
          <table:table-cell office:value-type="float" office:value="1651235459666" calcext:value-type="float">
            <text:p>165123545966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2-04-29 12:30:59.665944</text:p>
          </table:table-cell>
          <table:table-cell office:value-type="string" calcext:value-type="string">
            <text:p>django-applikasjon-58cc7cd4fb-f98kp</text:p>
          </table:table-cell>
          <table:table-cell/>
        </table:table-row>
        <table:table-row table:style-name="ro3">
          <table:table-cell office:value-type="float" office:value="82632" calcext:value-type="float">
            <text:p>82632</text:p>
          </table:table-cell>
          <table:table-cell office:value-type="float" office:value="1651235459677" calcext:value-type="float">
            <text:p>165123545967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22-04-29 12:30:59.676956</text:p>
          </table:table-cell>
          <table:table-cell office:value-type="string" calcext:value-type="string">
            <text:p>django-applikasjon-58cc7cd4fb-f98kp</text:p>
          </table:table-cell>
          <table:table-cell/>
        </table:table-row>
        <table:table-row table:style-name="ro3">
          <table:table-cell office:value-type="float" office:value="82633" calcext:value-type="float">
            <text:p>82633</text:p>
          </table:table-cell>
          <table:table-cell office:value-type="float" office:value="1651235459682" calcext:value-type="float">
            <text:p>165123545968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30:59.682142</text:p>
          </table:table-cell>
          <table:table-cell office:value-type="string" calcext:value-type="string">
            <text:p>django-applikasjon-58cc7cd4fb-f98kp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88410" calcext:value-type="float">
            <text:p>88410</text:p>
          </table:table-cell>
          <table:table-cell office:value-type="float" office:value="1651235487653" calcext:value-type="float">
            <text:p>165123548765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022-04-29 12:31:27.653278</text:p>
          </table:table-cell>
          <table:table-cell office:value-type="string" calcext:value-type="string">
            <text:p>django-applikasjon-58cc7cd4fb-f98kp</text:p>
          </table:table-cell>
          <table:table-cell/>
        </table:table-row>
        <table:table-row table:style-name="ro3">
          <table:table-cell office:value-type="float" office:value="88411" calcext:value-type="float">
            <text:p>88411</text:p>
          </table:table-cell>
          <table:table-cell office:value-type="float" office:value="1651235487694" calcext:value-type="float">
            <text:p>165123548769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22-04-29 12:31:27.693531</text:p>
          </table:table-cell>
          <table:table-cell office:value-type="string" calcext:value-type="string">
            <text:p>django-applikasjon-58cc7cd4fb-f98kp</text:p>
          </table:table-cell>
          <table:table-cell/>
        </table:table-row>
        <table:table-row table:style-name="ro3">
          <table:table-cell office:value-type="float" office:value="88412" calcext:value-type="float">
            <text:p>88412</text:p>
          </table:table-cell>
          <table:table-cell office:value-type="float" office:value="1651235487700" calcext:value-type="float">
            <text:p>165123548770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2-04-29 12:31:27.699988</text:p>
          </table:table-cell>
          <table:table-cell office:value-type="string" calcext:value-type="string">
            <text:p>django-applikasjon-58cc7cd4fb-f98kp</text:p>
          </table:table-cell>
          <table:table-cell/>
        </table:table-row>
        <table:table-row table:style-name="ro3">
          <table:table-cell office:value-type="float" office:value="88413" calcext:value-type="float">
            <text:p>88413</text:p>
          </table:table-cell>
          <table:table-cell office:value-type="float" office:value="1651235489762" calcext:value-type="float">
            <text:p>165123548976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62" calcext:value-type="float">
            <text:p>2062</text:p>
          </table:table-cell>
          <table:table-cell office:value-type="string" calcext:value-type="string">
            <text:p>2022-04-29 12:31:29.762173</text:p>
          </table:table-cell>
          <table:table-cell office:value-type="string" calcext:value-type="string">
            <text:p>django-applikasjon-58cc7cd4fb-qttrt</text:p>
          </table:table-cell>
          <table:table-cell/>
        </table:table-row>
        <table:table-row table:style-name="ro3">
          <table:table-cell office:value-type="float" office:value="88414" calcext:value-type="float">
            <text:p>88414</text:p>
          </table:table-cell>
          <table:table-cell office:value-type="float" office:value="1651235489774" calcext:value-type="float">
            <text:p>165123548977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2-04-29 12:31:29.774328</text:p>
          </table:table-cell>
          <table:table-cell office:value-type="string" calcext:value-type="string">
            <text:p>django-applikasjon-58cc7cd4fb-qttrt</text:p>
          </table:table-cell>
          <table:table-cell/>
        </table:table-row>
        <table:table-row table:style-name="ro3">
          <table:table-cell office:value-type="float" office:value="88415" calcext:value-type="float">
            <text:p>88415</text:p>
          </table:table-cell>
          <table:table-cell office:value-type="float" office:value="1651235489779" calcext:value-type="float">
            <text:p>165123548977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31:29.779394</text:p>
          </table:table-cell>
          <table:table-cell office:value-type="string" calcext:value-type="string">
            <text:p>django-applikasjon-58cc7cd4fb-qttrt</text:p>
          </table:table-cell>
          <table:table-cell/>
        </table:table-row>
        <table:table-row table:style-name="ro3">
          <table:table-cell office:value-type="float" office:value="88416" calcext:value-type="float">
            <text:p>88416</text:p>
          </table:table-cell>
          <table:table-cell office:value-type="float" office:value="1651235489784" calcext:value-type="float">
            <text:p>165123548978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31:29.784193</text:p>
          </table:table-cell>
          <table:table-cell office:value-type="string" calcext:value-type="string">
            <text:p>django-applikasjon-58cc7cd4fb-qttrt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94207" calcext:value-type="float">
            <text:p>94207</text:p>
          </table:table-cell>
          <table:table-cell office:value-type="float" office:value="1651235517895" calcext:value-type="float">
            <text:p>165123551789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2022-04-29 12:31:57.894887</text:p>
          </table:table-cell>
          <table:table-cell office:value-type="string" calcext:value-type="string">
            <text:p>django-applikasjon-58cc7cd4fb-qttrt</text:p>
          </table:table-cell>
          <table:table-cell/>
        </table:table-row>
        <table:table-row table:style-name="ro3">
          <table:table-cell office:value-type="float" office:value="94208" calcext:value-type="float">
            <text:p>94208</text:p>
          </table:table-cell>
          <table:table-cell office:value-type="float" office:value="1651235517912" calcext:value-type="float">
            <text:p>165123551791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022-04-29 12:31:57.912172</text:p>
          </table:table-cell>
          <table:table-cell office:value-type="string" calcext:value-type="string">
            <text:p>django-applikasjon-58cc7cd4fb-qttrt</text:p>
          </table:table-cell>
          <table:table-cell/>
        </table:table-row>
        <table:table-row table:style-name="ro3">
          <table:table-cell office:value-type="float" office:value="94209" calcext:value-type="float">
            <text:p>94209</text:p>
          </table:table-cell>
          <table:table-cell office:value-type="float" office:value="1651235517926" calcext:value-type="float">
            <text:p>165123551792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2-04-29 12:31:57.925502</text:p>
          </table:table-cell>
          <table:table-cell office:value-type="string" calcext:value-type="string">
            <text:p>django-applikasjon-58cc7cd4fb-qttrt</text:p>
          </table:table-cell>
          <table:table-cell/>
        </table:table-row>
        <table:table-row table:style-name="ro3">
          <table:table-cell office:value-type="float" office:value="94210" calcext:value-type="float">
            <text:p>94210</text:p>
          </table:table-cell>
          <table:table-cell office:value-type="float" office:value="1651235520037" calcext:value-type="float">
            <text:p>165123552003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111" calcext:value-type="float">
            <text:p>2111</text:p>
          </table:table-cell>
          <table:table-cell office:value-type="string" calcext:value-type="string">
            <text:p>2022-04-29 12:32:00.037351</text:p>
          </table:table-cell>
          <table:table-cell office:value-type="string" calcext:value-type="string">
            <text:p>django-applikasjon-58cc7cd4fb-95mz8</text:p>
          </table:table-cell>
          <table:table-cell/>
        </table:table-row>
        <table:table-row table:style-name="ro3">
          <table:table-cell office:value-type="float" office:value="94211" calcext:value-type="float">
            <text:p>94211</text:p>
          </table:table-cell>
          <table:table-cell office:value-type="float" office:value="1651235520044" calcext:value-type="float">
            <text:p>165123552004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22-04-29 12:32:00.043988</text:p>
          </table:table-cell>
          <table:table-cell office:value-type="string" calcext:value-type="string">
            <text:p>django-applikasjon-58cc7cd4fb-95mz8</text:p>
          </table:table-cell>
          <table:table-cell/>
        </table:table-row>
        <table:table-row table:style-name="ro3">
          <table:table-cell office:value-type="float" office:value="94212" calcext:value-type="float">
            <text:p>94212</text:p>
          </table:table-cell>
          <table:table-cell office:value-type="float" office:value="1651235520049" calcext:value-type="float">
            <text:p>165123552004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32:00.049059</text:p>
          </table:table-cell>
          <table:table-cell office:value-type="string" calcext:value-type="string">
            <text:p>django-applikasjon-58cc7cd4fb-95mz8</text:p>
          </table:table-cell>
          <table:table-cell/>
        </table:table-row>
        <table:table-row table:style-name="ro3">
          <table:table-cell office:value-type="float" office:value="94213" calcext:value-type="float">
            <text:p>94213</text:p>
          </table:table-cell>
          <table:table-cell office:value-type="float" office:value="1651235520054" calcext:value-type="float">
            <text:p>165123552005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32:00.054068</text:p>
          </table:table-cell>
          <table:table-cell office:value-type="string" calcext:value-type="string">
            <text:p>django-applikasjon-58cc7cd4fb-95mz8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99994" calcext:value-type="float">
            <text:p>99994</text:p>
          </table:table-cell>
          <table:table-cell office:value-type="float" office:value="1651235548003" calcext:value-type="float">
            <text:p>165123554800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22-04-29 12:32:28.003333</text:p>
          </table:table-cell>
          <table:table-cell office:value-type="string" calcext:value-type="string">
            <text:p>django-applikasjon-58cc7cd4fb-95mz8</text:p>
          </table:table-cell>
          <table:table-cell/>
        </table:table-row>
        <table:table-row table:style-name="ro3">
          <table:table-cell office:value-type="float" office:value="99995" calcext:value-type="float">
            <text:p>99995</text:p>
          </table:table-cell>
          <table:table-cell office:value-type="float" office:value="1651235548013" calcext:value-type="float">
            <text:p>165123554801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22-04-29 12:32:28.013132</text:p>
          </table:table-cell>
          <table:table-cell office:value-type="string" calcext:value-type="string">
            <text:p>django-applikasjon-58cc7cd4fb-95mz8</text:p>
          </table:table-cell>
          <table:table-cell/>
        </table:table-row>
        <table:table-row table:style-name="ro3">
          <table:table-cell office:value-type="float" office:value="99996" calcext:value-type="float">
            <text:p>99996</text:p>
          </table:table-cell>
          <table:table-cell office:value-type="float" office:value="1651235548025" calcext:value-type="float">
            <text:p>165123554802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2-04-29 12:32:28.025410</text:p>
          </table:table-cell>
          <table:table-cell office:value-type="string" calcext:value-type="string">
            <text:p>django-applikasjon-58cc7cd4fb-95mz8</text:p>
          </table:table-cell>
          <table:table-cell/>
        </table:table-row>
        <table:table-row table:style-name="ro3">
          <table:table-cell office:value-type="float" office:value="99997" calcext:value-type="float">
            <text:p>99997</text:p>
          </table:table-cell>
          <table:table-cell office:value-type="float" office:value="1651235550148" calcext:value-type="float">
            <text:p>165123555014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123" calcext:value-type="float">
            <text:p>2123</text:p>
          </table:table-cell>
          <table:table-cell office:value-type="string" calcext:value-type="string">
            <text:p>2022-04-29 12:32:30.148205</text:p>
          </table:table-cell>
          <table:table-cell office:value-type="string" calcext:value-type="string">
            <text:p>django-applikasjon-58cc7cd4fb-dkpxr</text:p>
          </table:table-cell>
          <table:table-cell/>
        </table:table-row>
        <table:table-row table:style-name="ro3">
          <table:table-cell office:value-type="float" office:value="99998" calcext:value-type="float">
            <text:p>99998</text:p>
          </table:table-cell>
          <table:table-cell office:value-type="float" office:value="1651235550162" calcext:value-type="float">
            <text:p>165123555016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22-04-29 12:32:30.161700</text:p>
          </table:table-cell>
          <table:table-cell office:value-type="string" calcext:value-type="string">
            <text:p>django-applikasjon-58cc7cd4fb-dkpxr</text:p>
          </table:table-cell>
          <table:table-cell/>
        </table:table-row>
        <table:table-row table:style-name="ro3">
          <table:table-cell office:value-type="float" office:value="99999" calcext:value-type="float">
            <text:p>99999</text:p>
          </table:table-cell>
          <table:table-cell office:value-type="float" office:value="1651235550168" calcext:value-type="float">
            <text:p>165123555016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22-04-29 12:32:30.168157</text:p>
          </table:table-cell>
          <table:table-cell office:value-type="string" calcext:value-type="string">
            <text:p>django-applikasjon-58cc7cd4fb-dkpxr</text:p>
          </table:table-cell>
          <table:table-cell/>
        </table:table-row>
        <table:table-row table:style-name="ro3">
          <table:table-cell office:value-type="float" office:value="100000" calcext:value-type="float">
            <text:p>100000</text:p>
          </table:table-cell>
          <table:table-cell office:value-type="float" office:value="1651235550173" calcext:value-type="float">
            <text:p>165123555017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22-04-29 12:32:30.173055</text:p>
          </table:table-cell>
          <table:table-cell office:value-type="string" calcext:value-type="string">
            <text:p>django-applikasjon-58cc7cd4fb-dkpxr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105761" calcext:value-type="float">
            <text:p>105761</text:p>
          </table:table-cell>
          <table:table-cell office:value-type="float" office:value="1651235578205" calcext:value-type="float">
            <text:p>165123557820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2022-04-29 12:32:58.204766</text:p>
          </table:table-cell>
          <table:table-cell office:value-type="string" calcext:value-type="string">
            <text:p>django-applikasjon-58cc7cd4fb-dkpxr</text:p>
          </table:table-cell>
          <table:table-cell/>
        </table:table-row>
        <table:table-row table:style-name="ro3">
          <table:table-cell office:value-type="float" office:value="105762" calcext:value-type="float">
            <text:p>105762</text:p>
          </table:table-cell>
          <table:table-cell office:value-type="float" office:value="1651235578212" calcext:value-type="float">
            <text:p>165123557821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2022-04-29 12:32:58.212186</text:p>
          </table:table-cell>
          <table:table-cell office:value-type="string" calcext:value-type="string">
            <text:p>django-applikasjon-58cc7cd4fb-dkpxr</text:p>
          </table:table-cell>
          <table:table-cell/>
        </table:table-row>
        <table:table-row table:style-name="ro3">
          <table:table-cell office:value-type="float" office:value="105763" calcext:value-type="float">
            <text:p>105763</text:p>
          </table:table-cell>
          <table:table-cell office:value-type="float" office:value="1651235578219" calcext:value-type="float">
            <text:p>165123557821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2022-04-29 12:32:58.219349</text:p>
          </table:table-cell>
          <table:table-cell office:value-type="string" calcext:value-type="string">
            <text:p>django-applikasjon-58cc7cd4fb-dkpxr</text:p>
          </table:table-cell>
          <table:table-cell/>
        </table:table-row>
        <table:table-row table:style-name="ro3">
          <table:table-cell office:value-type="float" office:value="105764" calcext:value-type="float">
            <text:p>105764</text:p>
          </table:table-cell>
          <table:table-cell office:value-type="float" office:value="1651235580319" calcext:value-type="float">
            <text:p>165123558031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100" calcext:value-type="float">
            <text:p>2100</text:p>
          </table:table-cell>
          <table:table-cell table:style-name="ce7" office:value-type="string" calcext:value-type="string">
            <text:p>2022-04-29 12:33:00.319185</text:p>
          </table:table-cell>
          <table:table-cell office:value-type="string" calcext:value-type="string">
            <text:p>django-applikasjon-58cc7cd4fb-8lsvh</text:p>
          </table:table-cell>
          <table:table-cell/>
        </table:table-row>
        <table:table-row table:style-name="ro3">
          <table:table-cell office:value-type="float" office:value="105765" calcext:value-type="float">
            <text:p>105765</text:p>
          </table:table-cell>
          <table:table-cell office:value-type="float" office:value="1651235580325" calcext:value-type="float">
            <text:p>165123558032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2022-04-29 12:33:00.324623</text:p>
          </table:table-cell>
          <table:table-cell office:value-type="string" calcext:value-type="string">
            <text:p>django-applikasjon-58cc7cd4fb-8lsvh</text:p>
          </table:table-cell>
          <table:table-cell/>
        </table:table-row>
        <table:table-row table:style-name="ro3">
          <table:table-cell office:value-type="float" office:value="105766" calcext:value-type="float">
            <text:p>105766</text:p>
          </table:table-cell>
          <table:table-cell office:value-type="float" office:value="1651235580329" calcext:value-type="float">
            <text:p>165123558032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2022-04-29 12:33:00.329473</text:p>
          </table:table-cell>
          <table:table-cell office:value-type="string" calcext:value-type="string">
            <text:p>django-applikasjon-58cc7cd4fb-8lsvh</text:p>
          </table:table-cell>
          <table:table-cell/>
        </table:table-row>
        <table:table-row table:style-name="ro3">
          <table:table-cell office:value-type="float" office:value="105767" calcext:value-type="float">
            <text:p>105767</text:p>
          </table:table-cell>
          <table:table-cell office:value-type="float" office:value="1651235580334" calcext:value-type="float">
            <text:p>165123558033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2022-04-29 12:33:00.334341</text:p>
          </table:table-cell>
          <table:table-cell office:value-type="string" calcext:value-type="string">
            <text:p>django-applikasjon-58cc7cd4fb-8lsvh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111534" calcext:value-type="float">
            <text:p>111534</text:p>
          </table:table-cell>
          <table:table-cell office:value-type="float" office:value="1651235608353" calcext:value-type="float">
            <text:p>165123560835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2022-04-29 12:33:28.353208</text:p>
          </table:table-cell>
          <table:table-cell office:value-type="string" calcext:value-type="string">
            <text:p>django-applikasjon-58cc7cd4fb-8lsvh</text:p>
          </table:table-cell>
          <table:table-cell/>
        </table:table-row>
        <table:table-row table:style-name="ro3">
          <table:table-cell office:value-type="float" office:value="111535" calcext:value-type="float">
            <text:p>111535</text:p>
          </table:table-cell>
          <table:table-cell office:value-type="float" office:value="1651235608393" calcext:value-type="float">
            <text:p>165123560839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2022-04-29 12:33:28.392838</text:p>
          </table:table-cell>
          <table:table-cell office:value-type="string" calcext:value-type="string">
            <text:p>django-applikasjon-58cc7cd4fb-8lsvh</text:p>
          </table:table-cell>
          <table:table-cell/>
        </table:table-row>
        <table:table-row table:style-name="ro3">
          <table:table-cell office:value-type="float" office:value="111536" calcext:value-type="float">
            <text:p>111536</text:p>
          </table:table-cell>
          <table:table-cell office:value-type="float" office:value="1651235608401" calcext:value-type="float">
            <text:p>165123560840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2022-04-29 12:33:28.400957</text:p>
          </table:table-cell>
          <table:table-cell office:value-type="string" calcext:value-type="string">
            <text:p>django-applikasjon-58cc7cd4fb-8lsvh</text:p>
          </table:table-cell>
          <table:table-cell/>
        </table:table-row>
        <table:table-row table:style-name="ro3">
          <table:table-cell office:value-type="float" office:value="111537" calcext:value-type="float">
            <text:p>111537</text:p>
          </table:table-cell>
          <table:table-cell office:value-type="float" office:value="1651235610468" calcext:value-type="float">
            <text:p>165123561046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67" calcext:value-type="float">
            <text:p>2067</text:p>
          </table:table-cell>
          <table:table-cell table:style-name="ce7" office:value-type="string" calcext:value-type="string">
            <text:p>2022-04-29 12:33:30.468171</text:p>
          </table:table-cell>
          <table:table-cell office:value-type="string" calcext:value-type="string">
            <text:p>django-applikasjon-58cc7cd4fb-nwzgg</text:p>
          </table:table-cell>
          <table:table-cell/>
        </table:table-row>
        <table:table-row table:style-name="ro3">
          <table:table-cell office:value-type="float" office:value="111538" calcext:value-type="float">
            <text:p>111538</text:p>
          </table:table-cell>
          <table:table-cell office:value-type="float" office:value="1651235610491" calcext:value-type="float">
            <text:p>165123561049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2022-04-29 12:33:30.491379</text:p>
          </table:table-cell>
          <table:table-cell office:value-type="string" calcext:value-type="string">
            <text:p>django-applikasjon-58cc7cd4fb-nwzgg</text:p>
          </table:table-cell>
          <table:table-cell/>
        </table:table-row>
        <table:table-row table:style-name="ro3">
          <table:table-cell office:value-type="float" office:value="111539" calcext:value-type="float">
            <text:p>111539</text:p>
          </table:table-cell>
          <table:table-cell office:value-type="float" office:value="1651235610499" calcext:value-type="float">
            <text:p>165123561049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2022-04-29 12:33:30.498694</text:p>
          </table:table-cell>
          <table:table-cell office:value-type="string" calcext:value-type="string">
            <text:p>django-applikasjon-58cc7cd4fb-nwzgg</text:p>
          </table:table-cell>
          <table:table-cell/>
        </table:table-row>
        <table:table-row table:style-name="ro3">
          <table:table-cell office:value-type="float" office:value="111540" calcext:value-type="float">
            <text:p>111540</text:p>
          </table:table-cell>
          <table:table-cell office:value-type="float" office:value="1651235610503" calcext:value-type="float">
            <text:p>165123561050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2022-04-29 12:33:30.503445</text:p>
          </table:table-cell>
          <table:table-cell office:value-type="string" calcext:value-type="string">
            <text:p>django-applikasjon-58cc7cd4fb-nwzgg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117322" calcext:value-type="float">
            <text:p>117322</text:p>
          </table:table-cell>
          <table:table-cell office:value-type="float" office:value="1651235638502" calcext:value-type="float">
            <text:p>165123563850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2022-04-29 12:33:58.501511</text:p>
          </table:table-cell>
          <table:table-cell office:value-type="string" calcext:value-type="string">
            <text:p>django-applikasjon-58cc7cd4fb-nwzgg</text:p>
          </table:table-cell>
          <table:table-cell/>
        </table:table-row>
        <table:table-row table:style-name="ro3">
          <table:table-cell office:value-type="float" office:value="117323" calcext:value-type="float">
            <text:p>117323</text:p>
          </table:table-cell>
          <table:table-cell office:value-type="float" office:value="1651235638521" calcext:value-type="float">
            <text:p>165123563852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2022-04-29 12:33:58.521075</text:p>
          </table:table-cell>
          <table:table-cell office:value-type="string" calcext:value-type="string">
            <text:p>django-applikasjon-58cc7cd4fb-nwzgg</text:p>
          </table:table-cell>
          <table:table-cell/>
        </table:table-row>
        <table:table-row table:style-name="ro3">
          <table:table-cell office:value-type="float" office:value="117324" calcext:value-type="float">
            <text:p>117324</text:p>
          </table:table-cell>
          <table:table-cell office:value-type="float" office:value="1651235638593" calcext:value-type="float">
            <text:p>165123563859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2" calcext:value-type="float">
            <text:p>72</text:p>
          </table:table-cell>
          <table:table-cell table:style-name="ce7" office:value-type="string" calcext:value-type="string">
            <text:p>2022-04-29 12:33:58.592619</text:p>
          </table:table-cell>
          <table:table-cell office:value-type="string" calcext:value-type="string">
            <text:p>django-applikasjon-58cc7cd4fb-nwzgg</text:p>
          </table:table-cell>
          <table:table-cell/>
        </table:table-row>
        <table:table-row table:style-name="ro3">
          <table:table-cell office:value-type="float" office:value="117325" calcext:value-type="float">
            <text:p>117325</text:p>
          </table:table-cell>
          <table:table-cell office:value-type="float" office:value="1651235640645" calcext:value-type="float">
            <text:p>165123564064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52" calcext:value-type="float">
            <text:p>2052</text:p>
          </table:table-cell>
          <table:table-cell table:style-name="ce7" office:value-type="string" calcext:value-type="string">
            <text:p>2022-04-29 12:34:00.644540</text:p>
          </table:table-cell>
          <table:table-cell office:value-type="string" calcext:value-type="string">
            <text:p>django-applikasjon-58cc7cd4fb-w9qx9</text:p>
          </table:table-cell>
          <table:table-cell/>
        </table:table-row>
        <table:table-row table:style-name="ro3">
          <table:table-cell office:value-type="float" office:value="117326" calcext:value-type="float">
            <text:p>117326</text:p>
          </table:table-cell>
          <table:table-cell office:value-type="float" office:value="1651235640660" calcext:value-type="float">
            <text:p>165123564066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2022-04-29 12:34:00.660151</text:p>
          </table:table-cell>
          <table:table-cell office:value-type="string" calcext:value-type="string">
            <text:p>django-applikasjon-58cc7cd4fb-w9qx9</text:p>
          </table:table-cell>
          <table:table-cell/>
        </table:table-row>
        <table:table-row table:style-name="ro3">
          <table:table-cell office:value-type="float" office:value="117327" calcext:value-type="float">
            <text:p>117327</text:p>
          </table:table-cell>
          <table:table-cell office:value-type="float" office:value="1651235640669" calcext:value-type="float">
            <text:p>165123564066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2022-04-29 12:34:00.668769</text:p>
          </table:table-cell>
          <table:table-cell office:value-type="string" calcext:value-type="string">
            <text:p>django-applikasjon-58cc7cd4fb-w9qx9</text:p>
          </table:table-cell>
          <table:table-cell/>
        </table:table-row>
        <table:table-row table:style-name="ro3">
          <table:table-cell office:value-type="float" office:value="117328" calcext:value-type="float">
            <text:p>117328</text:p>
          </table:table-cell>
          <table:table-cell office:value-type="float" office:value="1651235640674" calcext:value-type="float">
            <text:p>165123564067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2022-04-29 12:34:00.673868</text:p>
          </table:table-cell>
          <table:table-cell office:value-type="string" calcext:value-type="string">
            <text:p>django-applikasjon-58cc7cd4fb-w9qx9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122988" calcext:value-type="float">
            <text:p>122988</text:p>
          </table:table-cell>
          <table:table-cell office:value-type="float" office:value="1651235668634" calcext:value-type="float">
            <text:p>165123566863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2022-04-29 12:34:28.634016</text:p>
          </table:table-cell>
          <table:table-cell office:value-type="string" calcext:value-type="string">
            <text:p>django-applikasjon-58cc7cd4fb-w9qx9</text:p>
          </table:table-cell>
          <table:table-cell/>
        </table:table-row>
        <table:table-row table:style-name="ro3">
          <table:table-cell office:value-type="float" office:value="122989" calcext:value-type="float">
            <text:p>122989</text:p>
          </table:table-cell>
          <table:table-cell office:value-type="float" office:value="1651235668650" calcext:value-type="float">
            <text:p>165123566865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2022-04-29 12:34:28.649844</text:p>
          </table:table-cell>
          <table:table-cell office:value-type="string" calcext:value-type="string">
            <text:p>django-applikasjon-58cc7cd4fb-w9qx9</text:p>
          </table:table-cell>
          <table:table-cell/>
        </table:table-row>
        <table:table-row table:style-name="ro3">
          <table:table-cell office:value-type="float" office:value="122990" calcext:value-type="float">
            <text:p>122990</text:p>
          </table:table-cell>
          <table:table-cell office:value-type="float" office:value="1651235668697" calcext:value-type="float">
            <text:p>165123566869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47" calcext:value-type="float">
            <text:p>47</text:p>
          </table:table-cell>
          <table:table-cell table:style-name="ce7" office:value-type="string" calcext:value-type="string">
            <text:p>2022-04-29 12:34:28.697337</text:p>
          </table:table-cell>
          <table:table-cell office:value-type="string" calcext:value-type="string">
            <text:p>django-applikasjon-58cc7cd4fb-w9qx9</text:p>
          </table:table-cell>
          <table:table-cell/>
        </table:table-row>
        <table:table-row table:style-name="ro3">
          <table:table-cell office:value-type="float" office:value="122991" calcext:value-type="float">
            <text:p>122991</text:p>
          </table:table-cell>
          <table:table-cell office:value-type="float" office:value="1651235670757" calcext:value-type="float">
            <text:p>165123567075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60" calcext:value-type="float">
            <text:p>2060</text:p>
          </table:table-cell>
          <table:table-cell table:style-name="ce7" office:value-type="string" calcext:value-type="string">
            <text:p>2022-04-29 12:34:30.756635</text:p>
          </table:table-cell>
          <table:table-cell office:value-type="string" calcext:value-type="string">
            <text:p>django-applikasjon-58cc7cd4fb-pcw9l</text:p>
          </table:table-cell>
          <table:table-cell/>
        </table:table-row>
        <table:table-row table:style-name="ro3">
          <table:table-cell office:value-type="float" office:value="122992" calcext:value-type="float">
            <text:p>122992</text:p>
          </table:table-cell>
          <table:table-cell office:value-type="float" office:value="1651235670771" calcext:value-type="float">
            <text:p>165123567077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2022-04-29 12:34:30.770682</text:p>
          </table:table-cell>
          <table:table-cell office:value-type="string" calcext:value-type="string">
            <text:p>django-applikasjon-58cc7cd4fb-pcw9l</text:p>
          </table:table-cell>
          <table:table-cell/>
        </table:table-row>
        <table:table-row table:style-name="ro3">
          <table:table-cell office:value-type="float" office:value="122993" calcext:value-type="float">
            <text:p>122993</text:p>
          </table:table-cell>
          <table:table-cell office:value-type="float" office:value="1651235670778" calcext:value-type="float">
            <text:p>165123567077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2022-04-29 12:34:30.777920</text:p>
          </table:table-cell>
          <table:table-cell office:value-type="string" calcext:value-type="string">
            <text:p>django-applikasjon-58cc7cd4fb-pcw9l</text:p>
          </table:table-cell>
          <table:table-cell/>
        </table:table-row>
        <table:table-row table:style-name="ro3">
          <table:table-cell office:value-type="float" office:value="122994" calcext:value-type="float">
            <text:p>122994</text:p>
          </table:table-cell>
          <table:table-cell office:value-type="float" office:value="1651235670783" calcext:value-type="float">
            <text:p>165123567078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2022-04-29 12:34:30.782943</text:p>
          </table:table-cell>
          <table:table-cell office:value-type="string" calcext:value-type="string">
            <text:p>django-applikasjon-58cc7cd4fb-pcw9l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128742" calcext:value-type="float">
            <text:p>128742</text:p>
          </table:table-cell>
          <table:table-cell office:value-type="float" office:value="1651235698807" calcext:value-type="float">
            <text:p>165123569880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2022-04-29 12:34:58.807122</text:p>
          </table:table-cell>
          <table:table-cell office:value-type="string" calcext:value-type="string">
            <text:p>django-applikasjon-58cc7cd4fb-pcw9l</text:p>
          </table:table-cell>
          <table:table-cell/>
        </table:table-row>
        <table:table-row table:style-name="ro3">
          <table:table-cell office:value-type="float" office:value="128743" calcext:value-type="float">
            <text:p>128743</text:p>
          </table:table-cell>
          <table:table-cell office:value-type="float" office:value="1651235698827" calcext:value-type="float">
            <text:p>165123569882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2022-04-29 12:34:58.827301</text:p>
          </table:table-cell>
          <table:table-cell office:value-type="string" calcext:value-type="string">
            <text:p>django-applikasjon-58cc7cd4fb-pcw9l</text:p>
          </table:table-cell>
          <table:table-cell/>
        </table:table-row>
        <table:table-row table:style-name="ro3">
          <table:table-cell office:value-type="float" office:value="128744" calcext:value-type="float">
            <text:p>128744</text:p>
          </table:table-cell>
          <table:table-cell office:value-type="float" office:value="1651235698887" calcext:value-type="float">
            <text:p>165123569888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0" calcext:value-type="float">
            <text:p>60</text:p>
          </table:table-cell>
          <table:table-cell table:style-name="ce7" office:value-type="string" calcext:value-type="string">
            <text:p>2022-04-29 12:34:58.887021</text:p>
          </table:table-cell>
          <table:table-cell office:value-type="string" calcext:value-type="string">
            <text:p>django-applikasjon-58cc7cd4fb-pcw9l</text:p>
          </table:table-cell>
          <table:table-cell/>
        </table:table-row>
        <table:table-row table:style-name="ro3">
          <table:table-cell office:value-type="float" office:value="128745" calcext:value-type="float">
            <text:p>128745</text:p>
          </table:table-cell>
          <table:table-cell office:value-type="float" office:value="1651235700933" calcext:value-type="float">
            <text:p>165123570093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46" calcext:value-type="float">
            <text:p>2046</text:p>
          </table:table-cell>
          <table:table-cell table:style-name="ce7" office:value-type="string" calcext:value-type="string">
            <text:p>2022-04-29 12:35:00.933075</text:p>
          </table:table-cell>
          <table:table-cell office:value-type="string" calcext:value-type="string">
            <text:p>django-applikasjon-58cc7cd4fb-57kvz</text:p>
          </table:table-cell>
          <table:table-cell/>
        </table:table-row>
        <table:table-row table:style-name="ro3">
          <table:table-cell office:value-type="float" office:value="128746" calcext:value-type="float">
            <text:p>128746</text:p>
          </table:table-cell>
          <table:table-cell office:value-type="float" office:value="1651235700948" calcext:value-type="float">
            <text:p>165123570094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2022-04-29 12:35:00.947840</text:p>
          </table:table-cell>
          <table:table-cell office:value-type="string" calcext:value-type="string">
            <text:p>django-applikasjon-58cc7cd4fb-57kvz</text:p>
          </table:table-cell>
          <table:table-cell/>
        </table:table-row>
        <table:table-row table:style-name="ro3">
          <table:table-cell office:value-type="float" office:value="128747" calcext:value-type="float">
            <text:p>128747</text:p>
          </table:table-cell>
          <table:table-cell office:value-type="float" office:value="1651235700961" calcext:value-type="float">
            <text:p>165123570096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2022-04-29 12:35:00.961158</text:p>
          </table:table-cell>
          <table:table-cell office:value-type="string" calcext:value-type="string">
            <text:p>django-applikasjon-58cc7cd4fb-57kvz</text:p>
          </table:table-cell>
          <table:table-cell/>
        </table:table-row>
        <table:table-row table:style-name="ro3">
          <table:table-cell office:value-type="float" office:value="128748" calcext:value-type="float">
            <text:p>128748</text:p>
          </table:table-cell>
          <table:table-cell office:value-type="float" office:value="1651235700972" calcext:value-type="float">
            <text:p>165123570097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2022-04-29 12:35:00.971909</text:p>
          </table:table-cell>
          <table:table-cell office:value-type="string" calcext:value-type="string">
            <text:p>django-applikasjon-58cc7cd4fb-57kvz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134511" calcext:value-type="float">
            <text:p>134511</text:p>
          </table:table-cell>
          <table:table-cell office:value-type="float" office:value="1651235728999" calcext:value-type="float">
            <text:p>165123572899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2022-04-29 12:35:28.998895</text:p>
          </table:table-cell>
          <table:table-cell office:value-type="string" calcext:value-type="string">
            <text:p>django-applikasjon-58cc7cd4fb-57kvz</text:p>
          </table:table-cell>
          <table:table-cell/>
        </table:table-row>
        <table:table-row table:style-name="ro3">
          <table:table-cell office:value-type="float" office:value="134512" calcext:value-type="float">
            <text:p>134512</text:p>
          </table:table-cell>
          <table:table-cell office:value-type="float" office:value="1651235729010" calcext:value-type="float">
            <text:p>165123572901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2022-04-29 12:35:29.010303</text:p>
          </table:table-cell>
          <table:table-cell office:value-type="string" calcext:value-type="string">
            <text:p>django-applikasjon-58cc7cd4fb-57kvz</text:p>
          </table:table-cell>
          <table:table-cell/>
        </table:table-row>
        <table:table-row table:style-name="ro3">
          <table:table-cell office:value-type="float" office:value="134513" calcext:value-type="float">
            <text:p>134513</text:p>
          </table:table-cell>
          <table:table-cell office:value-type="float" office:value="1651235729018" calcext:value-type="float">
            <text:p>165123572901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2022-04-29 12:35:29.017904</text:p>
          </table:table-cell>
          <table:table-cell office:value-type="string" calcext:value-type="string">
            <text:p>django-applikasjon-58cc7cd4fb-57kvz</text:p>
          </table:table-cell>
          <table:table-cell/>
        </table:table-row>
        <table:table-row table:style-name="ro3">
          <table:table-cell office:value-type="float" office:value="134514" calcext:value-type="float">
            <text:p>134514</text:p>
          </table:table-cell>
          <table:table-cell office:value-type="float" office:value="1651235731080" calcext:value-type="float">
            <text:p>165123573108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62" calcext:value-type="float">
            <text:p>2062</text:p>
          </table:table-cell>
          <table:table-cell table:style-name="ce7" office:value-type="string" calcext:value-type="string">
            <text:p>2022-04-29 12:35:31.080262</text:p>
          </table:table-cell>
          <table:table-cell office:value-type="string" calcext:value-type="string">
            <text:p>django-applikasjon-58cc7cd4fb-ddzng</text:p>
          </table:table-cell>
          <table:table-cell/>
        </table:table-row>
        <table:table-row table:style-name="ro3">
          <table:table-cell office:value-type="float" office:value="134515" calcext:value-type="float">
            <text:p>134515</text:p>
          </table:table-cell>
          <table:table-cell office:value-type="float" office:value="1651235731098" calcext:value-type="float">
            <text:p>165123573109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2022-04-29 12:35:31.097684</text:p>
          </table:table-cell>
          <table:table-cell office:value-type="string" calcext:value-type="string">
            <text:p>django-applikasjon-58cc7cd4fb-ddzng</text:p>
          </table:table-cell>
          <table:table-cell/>
        </table:table-row>
        <table:table-row table:style-name="ro3">
          <table:table-cell office:value-type="float" office:value="134516" calcext:value-type="float">
            <text:p>134516</text:p>
          </table:table-cell>
          <table:table-cell office:value-type="float" office:value="1651235731108" calcext:value-type="float">
            <text:p>165123573110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2022-04-29 12:35:31.107922</text:p>
          </table:table-cell>
          <table:table-cell office:value-type="string" calcext:value-type="string">
            <text:p>django-applikasjon-58cc7cd4fb-ddzng</text:p>
          </table:table-cell>
          <table:table-cell/>
        </table:table-row>
        <table:table-row table:style-name="ro3">
          <table:table-cell office:value-type="float" office:value="134517" calcext:value-type="float">
            <text:p>134517</text:p>
          </table:table-cell>
          <table:table-cell office:value-type="float" office:value="1651235731113" calcext:value-type="float">
            <text:p>165123573111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2022-04-29 12:35:31.112715</text:p>
          </table:table-cell>
          <table:table-cell office:value-type="string" calcext:value-type="string">
            <text:p>django-applikasjon-58cc7cd4fb-ddzng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140324" calcext:value-type="float">
            <text:p>140324</text:p>
          </table:table-cell>
          <table:table-cell office:value-type="float" office:value="1651235759135" calcext:value-type="float">
            <text:p>165123575913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2022-04-29 12:35:59.135036</text:p>
          </table:table-cell>
          <table:table-cell office:value-type="string" calcext:value-type="string">
            <text:p>django-applikasjon-58cc7cd4fb-ddzng</text:p>
          </table:table-cell>
          <table:table-cell/>
        </table:table-row>
        <table:table-row table:style-name="ro3">
          <table:table-cell office:value-type="float" office:value="140325" calcext:value-type="float">
            <text:p>140325</text:p>
          </table:table-cell>
          <table:table-cell office:value-type="float" office:value="1651235759191" calcext:value-type="float">
            <text:p>165123575919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6" calcext:value-type="float">
            <text:p>56</text:p>
          </table:table-cell>
          <table:table-cell table:style-name="ce7" office:value-type="string" calcext:value-type="string">
            <text:p>2022-04-29 12:35:59.191237</text:p>
          </table:table-cell>
          <table:table-cell office:value-type="string" calcext:value-type="string">
            <text:p>django-applikasjon-58cc7cd4fb-ddzng</text:p>
          </table:table-cell>
          <table:table-cell/>
        </table:table-row>
        <table:table-row table:style-name="ro3">
          <table:table-cell office:value-type="float" office:value="140326" calcext:value-type="float">
            <text:p>140326</text:p>
          </table:table-cell>
          <table:table-cell office:value-type="float" office:value="1651235759199" calcext:value-type="float">
            <text:p>165123575919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2022-04-29 12:35:59.198710</text:p>
          </table:table-cell>
          <table:table-cell office:value-type="string" calcext:value-type="string">
            <text:p>django-applikasjon-58cc7cd4fb-ddzng</text:p>
          </table:table-cell>
          <table:table-cell/>
        </table:table-row>
        <table:table-row table:style-name="ro3">
          <table:table-cell office:value-type="float" office:value="140327" calcext:value-type="float">
            <text:p>140327</text:p>
          </table:table-cell>
          <table:table-cell office:value-type="float" office:value="1651235761252" calcext:value-type="float">
            <text:p>165123576125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53" calcext:value-type="float">
            <text:p>2053</text:p>
          </table:table-cell>
          <table:table-cell table:style-name="ce7" office:value-type="string" calcext:value-type="string">
            <text:p>2022-04-29 12:36:01.251530</text:p>
          </table:table-cell>
          <table:table-cell office:value-type="string" calcext:value-type="string">
            <text:p>django-applikasjon-58cc7cd4fb-fmdvd</text:p>
          </table:table-cell>
          <table:table-cell/>
        </table:table-row>
        <table:table-row table:style-name="ro3">
          <table:table-cell office:value-type="float" office:value="140328" calcext:value-type="float">
            <text:p>140328</text:p>
          </table:table-cell>
          <table:table-cell office:value-type="float" office:value="1651235761275" calcext:value-type="float">
            <text:p>165123576127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2022-04-29 12:36:01.274778</text:p>
          </table:table-cell>
          <table:table-cell office:value-type="string" calcext:value-type="string">
            <text:p>django-applikasjon-58cc7cd4fb-fmdvd</text:p>
          </table:table-cell>
          <table:table-cell/>
        </table:table-row>
        <table:table-row table:style-name="ro3">
          <table:table-cell office:value-type="float" office:value="140329" calcext:value-type="float">
            <text:p>140329</text:p>
          </table:table-cell>
          <table:table-cell office:value-type="float" office:value="1651235761287" calcext:value-type="float">
            <text:p>165123576128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2022-04-29 12:36:01.286779</text:p>
          </table:table-cell>
          <table:table-cell office:value-type="string" calcext:value-type="string">
            <text:p>django-applikasjon-58cc7cd4fb-fmdvd</text:p>
          </table:table-cell>
          <table:table-cell/>
        </table:table-row>
        <table:table-row table:style-name="ro3">
          <table:table-cell office:value-type="float" office:value="140330" calcext:value-type="float">
            <text:p>140330</text:p>
          </table:table-cell>
          <table:table-cell office:value-type="float" office:value="1651235761292" calcext:value-type="float">
            <text:p>165123576129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2022-04-29 12:36:01.291852</text:p>
          </table:table-cell>
          <table:table-cell office:value-type="string" calcext:value-type="string">
            <text:p>django-applikasjon-58cc7cd4fb-fmdvd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146143" calcext:value-type="float">
            <text:p>146143</text:p>
          </table:table-cell>
          <table:table-cell office:value-type="float" office:value="1651235789310" calcext:value-type="float">
            <text:p>165123578931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2022-04-29 12:36:29.310048</text:p>
          </table:table-cell>
          <table:table-cell office:value-type="string" calcext:value-type="string">
            <text:p>django-applikasjon-58cc7cd4fb-fmdvd</text:p>
          </table:table-cell>
          <table:table-cell/>
        </table:table-row>
        <table:table-row table:style-name="ro3">
          <table:table-cell office:value-type="float" office:value="146144" calcext:value-type="float">
            <text:p>146144</text:p>
          </table:table-cell>
          <table:table-cell office:value-type="float" office:value="1651235789389" calcext:value-type="float">
            <text:p>165123578938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9" calcext:value-type="float">
            <text:p>79</text:p>
          </table:table-cell>
          <table:table-cell table:style-name="ce7" office:value-type="string" calcext:value-type="string">
            <text:p>2022-04-29 12:36:29.388684</text:p>
          </table:table-cell>
          <table:table-cell office:value-type="string" calcext:value-type="string">
            <text:p>django-applikasjon-58cc7cd4fb-fmdvd</text:p>
          </table:table-cell>
          <table:table-cell/>
        </table:table-row>
        <table:table-row table:style-name="ro3">
          <table:table-cell office:value-type="float" office:value="146145" calcext:value-type="float">
            <text:p>146145</text:p>
          </table:table-cell>
          <table:table-cell office:value-type="float" office:value="1651235789409" calcext:value-type="float">
            <text:p>165123578940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2022-04-29 12:36:29.408573</text:p>
          </table:table-cell>
          <table:table-cell office:value-type="string" calcext:value-type="string">
            <text:p>django-applikasjon-58cc7cd4fb-fmdvd</text:p>
          </table:table-cell>
          <table:table-cell/>
        </table:table-row>
        <table:table-row table:style-name="ro3">
          <table:table-cell office:value-type="float" office:value="146146" calcext:value-type="float">
            <text:p>146146</text:p>
          </table:table-cell>
          <table:table-cell office:value-type="float" office:value="1651235791464" calcext:value-type="float">
            <text:p>165123579146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55" calcext:value-type="float">
            <text:p>2055</text:p>
          </table:table-cell>
          <table:table-cell table:style-name="ce7" office:value-type="string" calcext:value-type="string">
            <text:p>2022-04-29 12:36:31.464126</text:p>
          </table:table-cell>
          <table:table-cell office:value-type="string" calcext:value-type="string">
            <text:p>django-applikasjon-58cc7cd4fb-p4gxr</text:p>
          </table:table-cell>
          <table:table-cell/>
        </table:table-row>
        <table:table-row table:style-name="ro3">
          <table:table-cell office:value-type="float" office:value="146147" calcext:value-type="float">
            <text:p>146147</text:p>
          </table:table-cell>
          <table:table-cell office:value-type="float" office:value="1651235791485" calcext:value-type="float">
            <text:p>165123579148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2022-04-29 12:36:31.485214</text:p>
          </table:table-cell>
          <table:table-cell office:value-type="string" calcext:value-type="string">
            <text:p>django-applikasjon-58cc7cd4fb-p4gxr</text:p>
          </table:table-cell>
          <table:table-cell/>
        </table:table-row>
        <table:table-row table:style-name="ro3">
          <table:table-cell office:value-type="float" office:value="146148" calcext:value-type="float">
            <text:p>146148</text:p>
          </table:table-cell>
          <table:table-cell office:value-type="float" office:value="1651235791493" calcext:value-type="float">
            <text:p>165123579149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2022-04-29 12:36:31.493355</text:p>
          </table:table-cell>
          <table:table-cell office:value-type="string" calcext:value-type="string">
            <text:p>django-applikasjon-58cc7cd4fb-p4gxr</text:p>
          </table:table-cell>
          <table:table-cell/>
        </table:table-row>
        <table:table-row table:style-name="ro3">
          <table:table-cell office:value-type="float" office:value="146149" calcext:value-type="float">
            <text:p>146149</text:p>
          </table:table-cell>
          <table:table-cell office:value-type="float" office:value="1651235791498" calcext:value-type="float">
            <text:p>1651235791498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2022-04-29 12:36:31.498278</text:p>
          </table:table-cell>
          <table:table-cell office:value-type="string" calcext:value-type="string">
            <text:p>django-applikasjon-58cc7cd4fb-p4gxr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151898" calcext:value-type="float">
            <text:p>151898</text:p>
          </table:table-cell>
          <table:table-cell office:value-type="float" office:value="1651235819483" calcext:value-type="float">
            <text:p>165123581948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36" calcext:value-type="float">
            <text:p>36</text:p>
          </table:table-cell>
          <table:table-cell table:style-name="ce7" office:value-type="string" calcext:value-type="string">
            <text:p>2022-04-29 12:36:59.483345</text:p>
          </table:table-cell>
          <table:table-cell office:value-type="string" calcext:value-type="string">
            <text:p>django-applikasjon-58cc7cd4fb-p4gxr</text:p>
          </table:table-cell>
          <table:table-cell/>
        </table:table-row>
        <table:table-row table:style-name="ro3">
          <table:table-cell office:value-type="float" office:value="151899" calcext:value-type="float">
            <text:p>151899</text:p>
          </table:table-cell>
          <table:table-cell office:value-type="float" office:value="1651235819496" calcext:value-type="float">
            <text:p>165123581949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2022-04-29 12:36:59.496428</text:p>
          </table:table-cell>
          <table:table-cell office:value-type="string" calcext:value-type="string">
            <text:p>django-applikasjon-58cc7cd4fb-p4gxr</text:p>
          </table:table-cell>
          <table:table-cell/>
        </table:table-row>
        <table:table-row table:style-name="ro3">
          <table:table-cell office:value-type="float" office:value="151900" calcext:value-type="float">
            <text:p>151900</text:p>
          </table:table-cell>
          <table:table-cell office:value-type="float" office:value="1651235819503" calcext:value-type="float">
            <text:p>165123581950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2022-04-29 12:36:59.502916</text:p>
          </table:table-cell>
          <table:table-cell office:value-type="string" calcext:value-type="string">
            <text:p>django-applikasjon-58cc7cd4fb-p4gxr</text:p>
          </table:table-cell>
          <table:table-cell/>
        </table:table-row>
        <table:table-row table:style-name="ro3">
          <table:table-cell office:value-type="float" office:value="151901" calcext:value-type="float">
            <text:p>151901</text:p>
          </table:table-cell>
          <table:table-cell office:value-type="float" office:value="1651235821575" calcext:value-type="float">
            <text:p>165123582157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72" calcext:value-type="float">
            <text:p>2072</text:p>
          </table:table-cell>
          <table:table-cell table:style-name="ce7" office:value-type="string" calcext:value-type="string">
            <text:p>2022-04-29 12:37:01.574991</text:p>
          </table:table-cell>
          <table:table-cell office:value-type="string" calcext:value-type="string">
            <text:p>django-applikasjon-58cc7cd4fb-xww7d</text:p>
          </table:table-cell>
          <table:table-cell/>
        </table:table-row>
        <table:table-row table:style-name="ro3">
          <table:table-cell office:value-type="float" office:value="151902" calcext:value-type="float">
            <text:p>151902</text:p>
          </table:table-cell>
          <table:table-cell office:value-type="float" office:value="1651235821626" calcext:value-type="float">
            <text:p>165123582162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1" calcext:value-type="float">
            <text:p>51</text:p>
          </table:table-cell>
          <table:table-cell table:style-name="ce7" office:value-type="string" calcext:value-type="string">
            <text:p>2022-04-29 12:37:01.625550</text:p>
          </table:table-cell>
          <table:table-cell office:value-type="string" calcext:value-type="string">
            <text:p>django-applikasjon-58cc7cd4fb-xww7d</text:p>
          </table:table-cell>
          <table:table-cell/>
        </table:table-row>
        <table:table-row table:style-name="ro3">
          <table:table-cell office:value-type="float" office:value="151903" calcext:value-type="float">
            <text:p>151903</text:p>
          </table:table-cell>
          <table:table-cell office:value-type="float" office:value="1651235821647" calcext:value-type="float">
            <text:p>165123582164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2022-04-29 12:37:01.646714</text:p>
          </table:table-cell>
          <table:table-cell office:value-type="string" calcext:value-type="string">
            <text:p>django-applikasjon-58cc7cd4fb-xww7d</text:p>
          </table:table-cell>
          <table:table-cell/>
        </table:table-row>
        <table:table-row table:style-name="ro3">
          <table:table-cell office:value-type="float" office:value="151904" calcext:value-type="float">
            <text:p>151904</text:p>
          </table:table-cell>
          <table:table-cell office:value-type="float" office:value="1651235821653" calcext:value-type="float">
            <text:p>165123582165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2022-04-29 12:37:01.653355</text:p>
          </table:table-cell>
          <table:table-cell office:value-type="string" calcext:value-type="string">
            <text:p>django-applikasjon-58cc7cd4fb-xww7d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157684" calcext:value-type="float">
            <text:p>157684</text:p>
          </table:table-cell>
          <table:table-cell office:value-type="float" office:value="1651235849617" calcext:value-type="float">
            <text:p>165123584961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2022-04-29 12:37:29.617305</text:p>
          </table:table-cell>
          <table:table-cell office:value-type="string" calcext:value-type="string">
            <text:p>django-applikasjon-58cc7cd4fb-xww7d</text:p>
          </table:table-cell>
          <table:table-cell/>
        </table:table-row>
        <table:table-row table:style-name="ro3">
          <table:table-cell office:value-type="float" office:value="157685" calcext:value-type="float">
            <text:p>157685</text:p>
          </table:table-cell>
          <table:table-cell office:value-type="float" office:value="1651235849689" calcext:value-type="float">
            <text:p>165123584968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2" calcext:value-type="float">
            <text:p>72</text:p>
          </table:table-cell>
          <table:table-cell table:style-name="ce7" office:value-type="string" calcext:value-type="string">
            <text:p>2022-04-29 12:37:29.688545</text:p>
          </table:table-cell>
          <table:table-cell office:value-type="string" calcext:value-type="string">
            <text:p>django-applikasjon-58cc7cd4fb-xww7d</text:p>
          </table:table-cell>
          <table:table-cell/>
        </table:table-row>
        <table:table-row table:style-name="ro3">
          <table:table-cell office:value-type="float" office:value="157686" calcext:value-type="float">
            <text:p>157686</text:p>
          </table:table-cell>
          <table:table-cell office:value-type="float" office:value="1651235849704" calcext:value-type="float">
            <text:p>165123584970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2022-04-29 12:37:29.704346</text:p>
          </table:table-cell>
          <table:table-cell office:value-type="string" calcext:value-type="string">
            <text:p>django-applikasjon-58cc7cd4fb-xww7d</text:p>
          </table:table-cell>
          <table:table-cell/>
        </table:table-row>
        <table:table-row table:style-name="ro3">
          <table:table-cell office:value-type="float" office:value="157687" calcext:value-type="float">
            <text:p>157687</text:p>
          </table:table-cell>
          <table:table-cell office:value-type="float" office:value="1651235851779" calcext:value-type="float">
            <text:p>165123585177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75" calcext:value-type="float">
            <text:p>2075</text:p>
          </table:table-cell>
          <table:table-cell table:style-name="ce7" office:value-type="string" calcext:value-type="string">
            <text:p>2022-04-29 12:37:31.778638</text:p>
          </table:table-cell>
          <table:table-cell office:value-type="string" calcext:value-type="string">
            <text:p>django-applikasjon-58cc7cd4fb-lx5c8</text:p>
          </table:table-cell>
          <table:table-cell/>
        </table:table-row>
        <table:table-row table:style-name="ro3">
          <table:table-cell office:value-type="float" office:value="157688" calcext:value-type="float">
            <text:p>157688</text:p>
          </table:table-cell>
          <table:table-cell office:value-type="float" office:value="1651235851784" calcext:value-type="float">
            <text:p>165123585178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2022-04-29 12:37:31.784114</text:p>
          </table:table-cell>
          <table:table-cell office:value-type="string" calcext:value-type="string">
            <text:p>django-applikasjon-58cc7cd4fb-lx5c8</text:p>
          </table:table-cell>
          <table:table-cell/>
        </table:table-row>
        <table:table-row table:style-name="ro3">
          <table:table-cell office:value-type="float" office:value="157689" calcext:value-type="float">
            <text:p>157689</text:p>
          </table:table-cell>
          <table:table-cell office:value-type="float" office:value="1651235851789" calcext:value-type="float">
            <text:p>165123585178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2022-04-29 12:37:31.789200</text:p>
          </table:table-cell>
          <table:table-cell office:value-type="string" calcext:value-type="string">
            <text:p>django-applikasjon-58cc7cd4fb-lx5c8</text:p>
          </table:table-cell>
          <table:table-cell/>
        </table:table-row>
        <table:table-row table:style-name="ro3">
          <table:table-cell office:value-type="float" office:value="157690" calcext:value-type="float">
            <text:p>157690</text:p>
          </table:table-cell>
          <table:table-cell office:value-type="float" office:value="1651235851794" calcext:value-type="float">
            <text:p>165123585179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2022-04-29 12:37:31.794422</text:p>
          </table:table-cell>
          <table:table-cell office:value-type="string" calcext:value-type="string">
            <text:p>django-applikasjon-58cc7cd4fb-lx5c8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163477" calcext:value-type="float">
            <text:p>163477</text:p>
          </table:table-cell>
          <table:table-cell office:value-type="float" office:value="1651235879757" calcext:value-type="float">
            <text:p>165123587975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2022-04-29 12:37:59.756558</text:p>
          </table:table-cell>
          <table:table-cell office:value-type="string" calcext:value-type="string">
            <text:p>django-applikasjon-58cc7cd4fb-lx5c8</text:p>
          </table:table-cell>
          <table:table-cell/>
        </table:table-row>
        <table:table-row table:style-name="ro3">
          <table:table-cell office:value-type="float" office:value="163478" calcext:value-type="float">
            <text:p>163478</text:p>
          </table:table-cell>
          <table:table-cell office:value-type="float" office:value="1651235879785" calcext:value-type="float">
            <text:p>165123587978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2022-04-29 12:37:59.785260</text:p>
          </table:table-cell>
          <table:table-cell office:value-type="string" calcext:value-type="string">
            <text:p>django-applikasjon-58cc7cd4fb-lx5c8</text:p>
          </table:table-cell>
          <table:table-cell/>
        </table:table-row>
        <table:table-row table:style-name="ro3">
          <table:table-cell office:value-type="float" office:value="163479" calcext:value-type="float">
            <text:p>163479</text:p>
          </table:table-cell>
          <table:table-cell office:value-type="float" office:value="1651235879802" calcext:value-type="float">
            <text:p>165123587980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2022-04-29 12:37:59.802283</text:p>
          </table:table-cell>
          <table:table-cell office:value-type="string" calcext:value-type="string">
            <text:p>django-applikasjon-58cc7cd4fb-lx5c8</text:p>
          </table:table-cell>
          <table:table-cell/>
        </table:table-row>
        <table:table-row table:style-name="ro3">
          <table:table-cell office:value-type="float" office:value="163480" calcext:value-type="float">
            <text:p>163480</text:p>
          </table:table-cell>
          <table:table-cell office:value-type="float" office:value="1651235881859" calcext:value-type="float">
            <text:p>165123588185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57" calcext:value-type="float">
            <text:p>2057</text:p>
          </table:table-cell>
          <table:table-cell table:style-name="ce7" office:value-type="string" calcext:value-type="string">
            <text:p>2022-04-29 12:38:01.858950</text:p>
          </table:table-cell>
          <table:table-cell office:value-type="string" calcext:value-type="string">
            <text:p>django-applikasjon-58cc7cd4fb-ll4pl</text:p>
          </table:table-cell>
          <table:table-cell/>
        </table:table-row>
        <table:table-row table:style-name="ro3">
          <table:table-cell office:value-type="float" office:value="163481" calcext:value-type="float">
            <text:p>163481</text:p>
          </table:table-cell>
          <table:table-cell office:value-type="float" office:value="1651235881864" calcext:value-type="float">
            <text:p>165123588186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2022-04-29 12:38:01.864447</text:p>
          </table:table-cell>
          <table:table-cell office:value-type="string" calcext:value-type="string">
            <text:p>django-applikasjon-58cc7cd4fb-ll4pl</text:p>
          </table:table-cell>
          <table:table-cell/>
        </table:table-row>
        <table:table-row table:style-name="ro3">
          <table:table-cell office:value-type="float" office:value="163482" calcext:value-type="float">
            <text:p>163482</text:p>
          </table:table-cell>
          <table:table-cell office:value-type="float" office:value="1651235881869" calcext:value-type="float">
            <text:p>165123588186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2022-04-29 12:38:01.869434</text:p>
          </table:table-cell>
          <table:table-cell office:value-type="string" calcext:value-type="string">
            <text:p>django-applikasjon-58cc7cd4fb-ll4pl</text:p>
          </table:table-cell>
          <table:table-cell/>
        </table:table-row>
        <table:table-row table:style-name="ro3">
          <table:table-cell office:value-type="float" office:value="163483" calcext:value-type="float">
            <text:p>163483</text:p>
          </table:table-cell>
          <table:table-cell office:value-type="float" office:value="1651235881874" calcext:value-type="float">
            <text:p>165123588187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2022-04-29 12:38:01.874467</text:p>
          </table:table-cell>
          <table:table-cell office:value-type="string" calcext:value-type="string">
            <text:p>django-applikasjon-58cc7cd4fb-ll4pl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169278" calcext:value-type="float">
            <text:p>169278</text:p>
          </table:table-cell>
          <table:table-cell office:value-type="float" office:value="1651235909984" calcext:value-type="float">
            <text:p>165123590998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7" calcext:value-type="float">
            <text:p>57</text:p>
          </table:table-cell>
          <table:table-cell table:style-name="ce7" office:value-type="string" calcext:value-type="string">
            <text:p>2022-04-29 12:38:29.983669</text:p>
          </table:table-cell>
          <table:table-cell office:value-type="string" calcext:value-type="string">
            <text:p>django-applikasjon-58cc7cd4fb-ll4pl</text:p>
          </table:table-cell>
          <table:table-cell/>
        </table:table-row>
        <table:table-row table:style-name="ro3">
          <table:table-cell office:value-type="float" office:value="169279" calcext:value-type="float">
            <text:p>169279</text:p>
          </table:table-cell>
          <table:table-cell office:value-type="float" office:value="1651235909994" calcext:value-type="float">
            <text:p>165123590999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2022-04-29 12:38:29.993652</text:p>
          </table:table-cell>
          <table:table-cell office:value-type="string" calcext:value-type="string">
            <text:p>django-applikasjon-58cc7cd4fb-ll4pl</text:p>
          </table:table-cell>
          <table:table-cell/>
        </table:table-row>
        <table:table-row table:style-name="ro3">
          <table:table-cell office:value-type="float" office:value="169280" calcext:value-type="float">
            <text:p>169280</text:p>
          </table:table-cell>
          <table:table-cell office:value-type="float" office:value="1651235910002" calcext:value-type="float">
            <text:p>165123591000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2022-04-29 12:38:30.001741</text:p>
          </table:table-cell>
          <table:table-cell office:value-type="string" calcext:value-type="string">
            <text:p>django-applikasjon-58cc7cd4fb-ll4pl</text:p>
          </table:table-cell>
          <table:table-cell/>
        </table:table-row>
        <table:table-row table:style-name="ro3">
          <table:table-cell office:value-type="float" office:value="169281" calcext:value-type="float">
            <text:p>169281</text:p>
          </table:table-cell>
          <table:table-cell office:value-type="float" office:value="1651235912073" calcext:value-type="float">
            <text:p>165123591207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71" calcext:value-type="float">
            <text:p>2071</text:p>
          </table:table-cell>
          <table:table-cell table:style-name="ce7" office:value-type="string" calcext:value-type="string">
            <text:p>2022-04-29 12:38:32.072504</text:p>
          </table:table-cell>
          <table:table-cell office:value-type="string" calcext:value-type="string">
            <text:p>django-applikasjon-58cc7cd4fb-qrx4r</text:p>
          </table:table-cell>
          <table:table-cell/>
        </table:table-row>
        <table:table-row table:style-name="ro3">
          <table:table-cell office:value-type="float" office:value="169282" calcext:value-type="float">
            <text:p>169282</text:p>
          </table:table-cell>
          <table:table-cell office:value-type="float" office:value="1651235912079" calcext:value-type="float">
            <text:p>165123591207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2022-04-29 12:38:32.079120</text:p>
          </table:table-cell>
          <table:table-cell office:value-type="string" calcext:value-type="string">
            <text:p>django-applikasjon-58cc7cd4fb-qrx4r</text:p>
          </table:table-cell>
          <table:table-cell/>
        </table:table-row>
        <table:table-row table:style-name="ro3">
          <table:table-cell office:value-type="float" office:value="169283" calcext:value-type="float">
            <text:p>169283</text:p>
          </table:table-cell>
          <table:table-cell office:value-type="float" office:value="1651235912084" calcext:value-type="float">
            <text:p>165123591208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2022-04-29 12:38:32.084117</text:p>
          </table:table-cell>
          <table:table-cell office:value-type="string" calcext:value-type="string">
            <text:p>django-applikasjon-58cc7cd4fb-qrx4r</text:p>
          </table:table-cell>
          <table:table-cell/>
        </table:table-row>
        <table:table-row table:style-name="ro3">
          <table:table-cell office:value-type="float" office:value="169284" calcext:value-type="float">
            <text:p>169284</text:p>
          </table:table-cell>
          <table:table-cell office:value-type="float" office:value="1651235912089" calcext:value-type="float">
            <text:p>165123591208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2022-04-29 12:38:32.089283</text:p>
          </table:table-cell>
          <table:table-cell office:value-type="string" calcext:value-type="string">
            <text:p>django-applikasjon-58cc7cd4fb-qrx4r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175067" calcext:value-type="float">
            <text:p>175067</text:p>
          </table:table-cell>
          <table:table-cell office:value-type="float" office:value="1651235940095" calcext:value-type="float">
            <text:p>165123594009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2022-04-29 12:39:00.095469</text:p>
          </table:table-cell>
          <table:table-cell office:value-type="string" calcext:value-type="string">
            <text:p>django-applikasjon-58cc7cd4fb-qrx4r</text:p>
          </table:table-cell>
          <table:table-cell/>
        </table:table-row>
        <table:table-row table:style-name="ro3">
          <table:table-cell office:value-type="float" office:value="175068" calcext:value-type="float">
            <text:p>175068</text:p>
          </table:table-cell>
          <table:table-cell office:value-type="float" office:value="1651235940110" calcext:value-type="float">
            <text:p>165123594011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2022-04-29 12:39:00.110159</text:p>
          </table:table-cell>
          <table:table-cell office:value-type="string" calcext:value-type="string">
            <text:p>django-applikasjon-58cc7cd4fb-qrx4r</text:p>
          </table:table-cell>
          <table:table-cell/>
        </table:table-row>
        <table:table-row table:style-name="ro3">
          <table:table-cell office:value-type="float" office:value="175069" calcext:value-type="float">
            <text:p>175069</text:p>
          </table:table-cell>
          <table:table-cell office:value-type="float" office:value="1651235940122" calcext:value-type="float">
            <text:p>165123594012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2022-04-29 12:39:00.121506</text:p>
          </table:table-cell>
          <table:table-cell office:value-type="string" calcext:value-type="string">
            <text:p>django-applikasjon-58cc7cd4fb-qrx4r</text:p>
          </table:table-cell>
          <table:table-cell/>
        </table:table-row>
        <table:table-row table:style-name="ro3">
          <table:table-cell office:value-type="float" office:value="175070" calcext:value-type="float">
            <text:p>175070</text:p>
          </table:table-cell>
          <table:table-cell office:value-type="float" office:value="1651235942171" calcext:value-type="float">
            <text:p>165123594217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49" calcext:value-type="float">
            <text:p>2049</text:p>
          </table:table-cell>
          <table:table-cell table:style-name="ce7" office:value-type="string" calcext:value-type="string">
            <text:p>2022-04-29 12:39:02.171353</text:p>
          </table:table-cell>
          <table:table-cell office:value-type="string" calcext:value-type="string">
            <text:p>django-applikasjon-58cc7cd4fb-7stcp</text:p>
          </table:table-cell>
          <table:table-cell/>
        </table:table-row>
        <table:table-row table:style-name="ro3">
          <table:table-cell office:value-type="float" office:value="175071" calcext:value-type="float">
            <text:p>175071</text:p>
          </table:table-cell>
          <table:table-cell office:value-type="float" office:value="1651235942184" calcext:value-type="float">
            <text:p>165123594218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2022-04-29 12:39:02.183501</text:p>
          </table:table-cell>
          <table:table-cell office:value-type="string" calcext:value-type="string">
            <text:p>django-applikasjon-58cc7cd4fb-7stcp</text:p>
          </table:table-cell>
          <table:table-cell/>
        </table:table-row>
        <table:table-row table:style-name="ro3">
          <table:table-cell office:value-type="float" office:value="175072" calcext:value-type="float">
            <text:p>175072</text:p>
          </table:table-cell>
          <table:table-cell office:value-type="float" office:value="1651235942196" calcext:value-type="float">
            <text:p>165123594219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2022-04-29 12:39:02.195915</text:p>
          </table:table-cell>
          <table:table-cell office:value-type="string" calcext:value-type="string">
            <text:p>django-applikasjon-58cc7cd4fb-7stcp</text:p>
          </table:table-cell>
          <table:table-cell/>
        </table:table-row>
        <table:table-row table:style-name="ro3">
          <table:table-cell office:value-type="float" office:value="175073" calcext:value-type="float">
            <text:p>175073</text:p>
          </table:table-cell>
          <table:table-cell office:value-type="float" office:value="1651235942201" calcext:value-type="float">
            <text:p>165123594220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2022-04-29 12:39:02.201485</text:p>
          </table:table-cell>
          <table:table-cell office:value-type="string" calcext:value-type="string">
            <text:p>django-applikasjon-58cc7cd4fb-7stcp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180887" calcext:value-type="float">
            <text:p>180887</text:p>
          </table:table-cell>
          <table:table-cell office:value-type="float" office:value="1651235970259" calcext:value-type="float">
            <text:p>165123597025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2022-04-29 12:39:30.259319</text:p>
          </table:table-cell>
          <table:table-cell office:value-type="string" calcext:value-type="string">
            <text:p>django-applikasjon-58cc7cd4fb-7stcp</text:p>
          </table:table-cell>
          <table:table-cell/>
        </table:table-row>
        <table:table-row table:style-name="ro3">
          <table:table-cell office:value-type="float" office:value="180888" calcext:value-type="float">
            <text:p>180888</text:p>
          </table:table-cell>
          <table:table-cell office:value-type="float" office:value="1651235970294" calcext:value-type="float">
            <text:p>165123597029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2022-04-29 12:39:30.294428</text:p>
          </table:table-cell>
          <table:table-cell office:value-type="string" calcext:value-type="string">
            <text:p>django-applikasjon-58cc7cd4fb-7stcp</text:p>
          </table:table-cell>
          <table:table-cell/>
        </table:table-row>
        <table:table-row table:style-name="ro3">
          <table:table-cell office:value-type="float" office:value="180889" calcext:value-type="float">
            <text:p>180889</text:p>
          </table:table-cell>
          <table:table-cell office:value-type="float" office:value="1651235970302" calcext:value-type="float">
            <text:p>165123597030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2022-04-29 12:39:30.302101</text:p>
          </table:table-cell>
          <table:table-cell office:value-type="string" calcext:value-type="string">
            <text:p>django-applikasjon-58cc7cd4fb-7stcp</text:p>
          </table:table-cell>
          <table:table-cell/>
        </table:table-row>
        <table:table-row table:style-name="ro3">
          <table:table-cell office:value-type="float" office:value="180890" calcext:value-type="float">
            <text:p>180890</text:p>
          </table:table-cell>
          <table:table-cell office:value-type="float" office:value="1651235972359" calcext:value-type="float">
            <text:p>165123597235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57" calcext:value-type="float">
            <text:p>2057</text:p>
          </table:table-cell>
          <table:table-cell table:style-name="ce7" office:value-type="string" calcext:value-type="string">
            <text:p>2022-04-29 12:39:32.358820</text:p>
          </table:table-cell>
          <table:table-cell office:value-type="string" calcext:value-type="string">
            <text:p>django-applikasjon-58cc7cd4fb-lqrsj</text:p>
          </table:table-cell>
          <table:table-cell/>
        </table:table-row>
        <table:table-row table:style-name="ro3">
          <table:table-cell office:value-type="float" office:value="180891" calcext:value-type="float">
            <text:p>180891</text:p>
          </table:table-cell>
          <table:table-cell office:value-type="float" office:value="1651235972416" calcext:value-type="float">
            <text:p>165123597241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57" calcext:value-type="float">
            <text:p>57</text:p>
          </table:table-cell>
          <table:table-cell table:style-name="ce7" office:value-type="string" calcext:value-type="string">
            <text:p>2022-04-29 12:39:32.415698</text:p>
          </table:table-cell>
          <table:table-cell office:value-type="string" calcext:value-type="string">
            <text:p>django-applikasjon-58cc7cd4fb-lqrsj</text:p>
          </table:table-cell>
          <table:table-cell/>
        </table:table-row>
        <table:table-row table:style-name="ro3">
          <table:table-cell office:value-type="float" office:value="180892" calcext:value-type="float">
            <text:p>180892</text:p>
          </table:table-cell>
          <table:table-cell office:value-type="float" office:value="1651235972432" calcext:value-type="float">
            <text:p>1651235972432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2022-04-29 12:39:32.432003</text:p>
          </table:table-cell>
          <table:table-cell office:value-type="string" calcext:value-type="string">
            <text:p>django-applikasjon-58cc7cd4fb-lqrsj</text:p>
          </table:table-cell>
          <table:table-cell/>
        </table:table-row>
        <table:table-row table:style-name="ro3">
          <table:table-cell office:value-type="float" office:value="180893" calcext:value-type="float">
            <text:p>180893</text:p>
          </table:table-cell>
          <table:table-cell office:value-type="float" office:value="1651235972439" calcext:value-type="float">
            <text:p>165123597243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2022-04-29 12:39:32.438876</text:p>
          </table:table-cell>
          <table:table-cell office:value-type="string" calcext:value-type="string">
            <text:p>django-applikasjon-58cc7cd4fb-lqrsj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186658" calcext:value-type="float">
            <text:p>186658</text:p>
          </table:table-cell>
          <table:table-cell office:value-type="float" office:value="1651236000401" calcext:value-type="float">
            <text:p>165123600040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2022-04-29 12:40:00.401120</text:p>
          </table:table-cell>
          <table:table-cell office:value-type="string" calcext:value-type="string">
            <text:p>django-applikasjon-58cc7cd4fb-lqrsj</text:p>
          </table:table-cell>
          <table:table-cell/>
        </table:table-row>
        <table:table-row table:style-name="ro3">
          <table:table-cell office:value-type="float" office:value="186659" calcext:value-type="float">
            <text:p>186659</text:p>
          </table:table-cell>
          <table:table-cell office:value-type="float" office:value="1651236000483" calcext:value-type="float">
            <text:p>165123600048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2" calcext:value-type="float">
            <text:p>82</text:p>
          </table:table-cell>
          <table:table-cell table:style-name="ce7" office:value-type="string" calcext:value-type="string">
            <text:p>2022-04-29 12:40:00.483081</text:p>
          </table:table-cell>
          <table:table-cell office:value-type="string" calcext:value-type="string">
            <text:p>django-applikasjon-58cc7cd4fb-lqrsj</text:p>
          </table:table-cell>
          <table:table-cell/>
        </table:table-row>
        <table:table-row table:style-name="ro3">
          <table:table-cell office:value-type="float" office:value="186660" calcext:value-type="float">
            <text:p>186660</text:p>
          </table:table-cell>
          <table:table-cell office:value-type="float" office:value="1651236000491" calcext:value-type="float">
            <text:p>1651236000491</text:p>
          </table:table-cell>
          <table:table-cell office:value-type="float" office:value="0.000001" calcext:value-type="float">
            <text:p>1E-06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2022-04-29 12:40:00.490954</text:p>
          </table:table-cell>
          <table:table-cell office:value-type="string" calcext:value-type="string">
            <text:p>django-applikasjon-58cc7cd4fb-lqrsj</text:p>
          </table:table-cell>
          <table:table-cell/>
        </table:table-row>
        <table:table-row table:style-name="ro3">
          <table:table-cell office:value-type="float" office:value="186661" calcext:value-type="float">
            <text:p>186661</text:p>
          </table:table-cell>
          <table:table-cell office:value-type="float" office:value="1651236002564" calcext:value-type="float">
            <text:p>165123600256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73" calcext:value-type="float">
            <text:p>2073</text:p>
          </table:table-cell>
          <table:table-cell table:style-name="ce7" office:value-type="string" calcext:value-type="string">
            <text:p>2022-04-29 12:40:02.563554</text:p>
          </table:table-cell>
          <table:table-cell office:value-type="string" calcext:value-type="string">
            <text:p>django-applikasjon-58cc7cd4fb-7tl8z</text:p>
          </table:table-cell>
          <table:table-cell/>
        </table:table-row>
        <table:table-row table:style-name="ro3">
          <table:table-cell office:value-type="float" office:value="186662" calcext:value-type="float">
            <text:p>186662</text:p>
          </table:table-cell>
          <table:table-cell office:value-type="float" office:value="1651236002579" calcext:value-type="float">
            <text:p>165123600257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2022-04-29 12:40:02.579410</text:p>
          </table:table-cell>
          <table:table-cell office:value-type="string" calcext:value-type="string">
            <text:p>django-applikasjon-58cc7cd4fb-7tl8z</text:p>
          </table:table-cell>
          <table:table-cell/>
        </table:table-row>
        <table:table-row table:style-name="ro3">
          <table:table-cell office:value-type="float" office:value="186663" calcext:value-type="float">
            <text:p>186663</text:p>
          </table:table-cell>
          <table:table-cell office:value-type="float" office:value="1651236002585" calcext:value-type="float">
            <text:p>165123600258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2022-04-29 12:40:02.584552</text:p>
          </table:table-cell>
          <table:table-cell office:value-type="string" calcext:value-type="string">
            <text:p>django-applikasjon-58cc7cd4fb-7tl8z</text:p>
          </table:table-cell>
          <table:table-cell/>
        </table:table-row>
        <table:table-row table:style-name="ro3">
          <table:table-cell office:value-type="float" office:value="186664" calcext:value-type="float">
            <text:p>186664</text:p>
          </table:table-cell>
          <table:table-cell office:value-type="float" office:value="1651236002589" calcext:value-type="float">
            <text:p>1651236002589</text:p>
          </table:table-cell>
          <table:table-cell office:value-type="float" office:value="0.000001" calcext:value-type="float">
            <text:p>1E-06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2022-04-29 12:40:02.589346</text:p>
          </table:table-cell>
          <table:table-cell office:value-type="string" calcext:value-type="string">
            <text:p>django-applikasjon-58cc7cd4fb-7tl8z</text:p>
          </table:table-cell>
          <table:table-cell/>
        </table:table-row>
        <table:table-row table:style-name="ro3">
          <table:table-cell table:number-columns-repeated="7"/>
        </table:table-row>
        <table:table-row table:style-name="ro3">
          <table:table-cell office:value-type="float" office:value="192458" calcext:value-type="float">
            <text:p>192458</text:p>
          </table:table-cell>
          <table:table-cell office:value-type="float" office:value="1651236030597" calcext:value-type="float">
            <text:p>165123603059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37" calcext:value-type="float">
            <text:p>37</text:p>
          </table:table-cell>
          <table:table-cell table:style-name="ce7" office:value-type="string" calcext:value-type="string">
            <text:p>2022-04-29 12:40:30.596798</text:p>
          </table:table-cell>
          <table:table-cell office:value-type="string" calcext:value-type="string">
            <text:p>django-applikasjon-58cc7cd4fb-7tl8z</text:p>
          </table:table-cell>
          <table:table-cell/>
        </table:table-row>
        <table:table-row table:style-name="ro3">
          <table:table-cell office:value-type="float" office:value="192459" calcext:value-type="float">
            <text:p>192459</text:p>
          </table:table-cell>
          <table:table-cell office:value-type="float" office:value="1651236030607" calcext:value-type="float">
            <text:p>165123603060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2022-04-29 12:40:30.606704</text:p>
          </table:table-cell>
          <table:table-cell office:value-type="string" calcext:value-type="string">
            <text:p>django-applikasjon-58cc7cd4fb-7tl8z</text:p>
          </table:table-cell>
          <table:table-cell/>
        </table:table-row>
        <table:table-row table:style-name="ro3">
          <table:table-cell office:value-type="float" office:value="192460" calcext:value-type="float">
            <text:p>192460</text:p>
          </table:table-cell>
          <table:table-cell office:value-type="float" office:value="1651236030616" calcext:value-type="float">
            <text:p>165123603061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2022-04-29 12:40:30.615526</text:p>
          </table:table-cell>
          <table:table-cell office:value-type="string" calcext:value-type="string">
            <text:p>django-applikasjon-58cc7cd4fb-7tl8z</text:p>
          </table:table-cell>
          <table:table-cell/>
        </table:table-row>
        <table:table-row table:style-name="ro3">
          <table:table-cell office:value-type="float" office:value="192461" calcext:value-type="float">
            <text:p>192461</text:p>
          </table:table-cell>
          <table:table-cell office:value-type="float" office:value="1651236032680" calcext:value-type="float">
            <text:p>165123603268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064" calcext:value-type="float">
            <text:p>2064</text:p>
          </table:table-cell>
          <table:table-cell table:style-name="ce7" office:value-type="string" calcext:value-type="string">
            <text:p>2022-04-29 12:40:32.680489</text:p>
          </table:table-cell>
          <table:table-cell office:value-type="string" calcext:value-type="string">
            <text:p>django-applikasjon-58cc7cd4fb-nkxpd</text:p>
          </table:table-cell>
          <table:table-cell/>
        </table:table-row>
        <table:table-row table:style-name="ro3">
          <table:table-cell office:value-type="float" office:value="192462" calcext:value-type="float">
            <text:p>192462</text:p>
          </table:table-cell>
          <table:table-cell office:value-type="float" office:value="1651236032694" calcext:value-type="float">
            <text:p>1651236032694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2022-04-29 12:40:32.693936</text:p>
          </table:table-cell>
          <table:table-cell office:value-type="string" calcext:value-type="string">
            <text:p>django-applikasjon-58cc7cd4fb-nkxpd</text:p>
          </table:table-cell>
          <table:table-cell/>
        </table:table-row>
        <table:table-row table:style-name="ro3">
          <table:table-cell office:value-type="float" office:value="192463" calcext:value-type="float">
            <text:p>192463</text:p>
          </table:table-cell>
          <table:table-cell office:value-type="float" office:value="1651236032706" calcext:value-type="float">
            <text:p>16512360327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2022-04-29 12:40:32.705736</text:p>
          </table:table-cell>
          <table:table-cell office:value-type="string" calcext:value-type="string">
            <text:p>django-applikasjon-58cc7cd4fb-nkxpd</text:p>
          </table:table-cell>
          <table:table-cell/>
        </table:table-row>
        <table:table-row table:style-name="ro3">
          <table:table-cell office:value-type="float" office:value="192464" calcext:value-type="float">
            <text:p>192464</text:p>
          </table:table-cell>
          <table:table-cell office:value-type="float" office:value="1651236032716" calcext:value-type="float">
            <text:p>165123603271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2022-04-29 12:40:32.716450</text:p>
          </table:table-cell>
          <table:table-cell office:value-type="string" calcext:value-type="string">
            <text:p>django-applikasjon-58cc7cd4fb-nkxpd</text:p>
          </table:table-cell>
          <table:table-cell/>
        </table:table-row>
      </table:table>
      <table:named-expressions/>
      <table:database-ranges>
        <table:database-range table:name="__Anonymous_Sheet_DB__0" table:target-range-address="Ark1.A2:Ark1.F241" table:display-filter-buttons="true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b" fo:country="N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14:48:02.946888297"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1T22:57:29.849880130</meta:creation-date>
    <dc:date>2022-05-02T14:55:43.582896095</dc:date>
    <meta:editing-duration>PT35M41S</meta:editing-duration>
    <meta:editing-cycles>4</meta:editing-cycles>
    <meta:generator>LibreOffice/6.4.7.2$Linux_X86_64 LibreOffice_project/40$Build-2</meta:generator>
    <meta:document-statistic meta:table-count="1" meta:cell-count="1267" meta:object-count="0"/>
  </office:meta>
</office:document-meta>
</file>